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/>
    <style:style style:name="ce10" style:family="table-cell" style:parent-style-name="Default" style:data-style-name="N110"/>
    <style:style style:name="ce11" style:family="table-cell" style:parent-style-name="Default" style:data-style-name="N111"/>
    <style:style style:name="ce12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imer0" table:style-name="ta1">
        <table:table-column table:style-name="co1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F_CPU</text:p>
          </table:table-cell>
          <table:table-cell table:style-name="ce3" office:value-type="float" office:value="8000000" calcext:value-type="float">
            <text:p>8000000</text:p>
          </table:table-cell>
          <table:table-cell office:value-type="string" calcext:value-type="string">
            <text:p>1/s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ce3" office:value-type="float" office:value="1024" calcext:value-type="float">
            <text:p>1024</text:p>
          </table:table-cell>
          <table:table-cell table:number-columns-repeated="2"/>
          <table:table-cell table:style-name="ce4" office:value-type="string" calcext:value-type="string">
            <text:p>input fields are grey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OCR0x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6" table:number-rows-spanned="1">
            <text:p>Period in m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Prescaler</text:p>
          </table:table-cell>
          <table:covered-table-cell table:number-columns-repeated="4"/>
          <table:table-cell/>
          <table:table-cell office:value-type="string" calcext:value-type="string">
            <text:p>Period in s</text:p>
          </table:table-cell>
          <table:table-cell table:formula="of:=1/[.B2]*[.I2]*[.I3]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0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office:value-type="string" calcext:value-type="string">
            <text:p>Period in ms</text:p>
          </table:table-cell>
          <table:table-cell table:formula="of:=[.I5]*1000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$B$2]*[.B$6]*[.$A7]*1000" office:value-type="float" office:value="0.000125" calcext:value-type="float">
            <text:p>0,000125</text:p>
          </table:table-cell>
          <table:table-cell table:formula="of:=1/[.$B$2]*[.C$6]*[.$A7]*1000" office:value-type="float" office:value="0.001" calcext:value-type="float">
            <text:p>0,001</text:p>
          </table:table-cell>
          <table:table-cell table:formula="of:=1/[.$B$2]*[.D$6]*[.$A7]*1000" office:value-type="float" office:value="0.008" calcext:value-type="float">
            <text:p>0,008</text:p>
          </table:table-cell>
          <table:table-cell table:formula="of:=1/[.$B$2]*[.E$6]*[.$A7]*1000" office:value-type="float" office:value="0.032" calcext:value-type="float">
            <text:p>0,032</text:p>
          </table:table-cell>
          <table:table-cell table:formula="of:=1/[.$B$2]*[.F$6]*[.$A7]*1000" office:value-type="float" office:value="0.128" calcext:value-type="float">
            <text:p>0,12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$B$2]*[.B$6]*[.$A8]*1000" office:value-type="float" office:value="0.00125" calcext:value-type="float">
            <text:p>0,00125</text:p>
          </table:table-cell>
          <table:table-cell table:formula="of:=1/[.$B$2]*[.C$6]*[.$A8]*1000" office:value-type="float" office:value="0.01" calcext:value-type="float">
            <text:p>0,01</text:p>
          </table:table-cell>
          <table:table-cell table:formula="of:=1/[.$B$2]*[.D$6]*[.$A8]*1000" office:value-type="float" office:value="0.08" calcext:value-type="float">
            <text:p>0,08</text:p>
          </table:table-cell>
          <table:table-cell table:formula="of:=1/[.$B$2]*[.E$6]*[.$A8]*1000" office:value-type="float" office:value="0.32" calcext:value-type="float">
            <text:p>0,32</text:p>
          </table:table-cell>
          <table:table-cell table:formula="of:=1/[.$B$2]*[.F$6]*[.$A8]*1000" office:value-type="float" office:value="1.28" calcext:value-type="float">
            <text:p>1,28</text:p>
          </table:table-cell>
          <table:table-cell table:number-columns-repeated="6"/>
        </table:table-row>
        <table:table-row table:style-name="ro1">
          <table:table-cell table:formula="of:=[.A8]+10" office:value-type="float" office:value="20" calcext:value-type="float">
            <text:p>20</text:p>
          </table:table-cell>
          <table:table-cell table:formula="of:=1/[.$B$2]*[.B$6]*[.$A9]*1000" office:value-type="float" office:value="0.0025" calcext:value-type="float">
            <text:p>0,0025</text:p>
          </table:table-cell>
          <table:table-cell table:formula="of:=1/[.$B$2]*[.C$6]*[.$A9]*1000" office:value-type="float" office:value="0.02" calcext:value-type="float">
            <text:p>0,02</text:p>
          </table:table-cell>
          <table:table-cell table:formula="of:=1/[.$B$2]*[.D$6]*[.$A9]*1000" office:value-type="float" office:value="0.16" calcext:value-type="float">
            <text:p>0,16</text:p>
          </table:table-cell>
          <table:table-cell table:formula="of:=1/[.$B$2]*[.E$6]*[.$A9]*1000" office:value-type="float" office:value="0.64" calcext:value-type="float">
            <text:p>0,64</text:p>
          </table:table-cell>
          <table:table-cell table:formula="of:=1/[.$B$2]*[.F$6]*[.$A9]*1000"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formula="of:=[.A9]+10" office:value-type="float" office:value="30" calcext:value-type="float">
            <text:p>30</text:p>
          </table:table-cell>
          <table:table-cell table:formula="of:=1/[.$B$2]*[.B$6]*[.$A10]*1000" office:value-type="float" office:value="0.00375" calcext:value-type="float">
            <text:p>0,00375</text:p>
          </table:table-cell>
          <table:table-cell table:formula="of:=1/[.$B$2]*[.C$6]*[.$A10]*1000" office:value-type="float" office:value="0.03" calcext:value-type="float">
            <text:p>0,03</text:p>
          </table:table-cell>
          <table:table-cell table:formula="of:=1/[.$B$2]*[.D$6]*[.$A10]*1000" office:value-type="float" office:value="0.24" calcext:value-type="float">
            <text:p>0,24</text:p>
          </table:table-cell>
          <table:table-cell table:formula="of:=1/[.$B$2]*[.E$6]*[.$A10]*1000" office:value-type="float" office:value="0.96" calcext:value-type="float">
            <text:p>0,96</text:p>
          </table:table-cell>
          <table:table-cell table:formula="of:=1/[.$B$2]*[.F$6]*[.$A10]*1000"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10]+10" office:value-type="float" office:value="40" calcext:value-type="float">
            <text:p>40</text:p>
          </table:table-cell>
          <table:table-cell table:formula="of:=1/[.$B$2]*[.B$6]*[.$A11]*1000" office:value-type="float" office:value="0.005" calcext:value-type="float">
            <text:p>0,005</text:p>
          </table:table-cell>
          <table:table-cell table:formula="of:=1/[.$B$2]*[.C$6]*[.$A11]*1000" office:value-type="float" office:value="0.04" calcext:value-type="float">
            <text:p>0,04</text:p>
          </table:table-cell>
          <table:table-cell table:formula="of:=1/[.$B$2]*[.D$6]*[.$A11]*1000" office:value-type="float" office:value="0.32" calcext:value-type="float">
            <text:p>0,32</text:p>
          </table:table-cell>
          <table:table-cell table:formula="of:=1/[.$B$2]*[.E$6]*[.$A11]*1000" office:value-type="float" office:value="1.28" calcext:value-type="float">
            <text:p>1,28</text:p>
          </table:table-cell>
          <table:table-cell table:formula="of:=1/[.$B$2]*[.F$6]*[.$A11]*1000" office:value-type="float" office:value="5.12" calcext:value-type="float">
            <text:p>5,12</text:p>
          </table:table-cell>
          <table:table-cell table:number-columns-repeated="6"/>
        </table:table-row>
        <table:table-row table:style-name="ro1">
          <table:table-cell table:formula="of:=[.A11]+10" office:value-type="float" office:value="50" calcext:value-type="float">
            <text:p>50</text:p>
          </table:table-cell>
          <table:table-cell table:formula="of:=1/[.$B$2]*[.B$6]*[.$A12]*1000" office:value-type="float" office:value="0.00625" calcext:value-type="float">
            <text:p>0,00625</text:p>
          </table:table-cell>
          <table:table-cell table:formula="of:=1/[.$B$2]*[.C$6]*[.$A12]*1000" office:value-type="float" office:value="0.05" calcext:value-type="float">
            <text:p>0,05</text:p>
          </table:table-cell>
          <table:table-cell table:formula="of:=1/[.$B$2]*[.D$6]*[.$A12]*1000" office:value-type="float" office:value="0.4" calcext:value-type="float">
            <text:p>0,4</text:p>
          </table:table-cell>
          <table:table-cell table:formula="of:=1/[.$B$2]*[.E$6]*[.$A12]*1000" office:value-type="float" office:value="1.6" calcext:value-type="float">
            <text:p>1,6</text:p>
          </table:table-cell>
          <table:table-cell table:formula="of:=1/[.$B$2]*[.F$6]*[.$A12]*1000" office:value-type="float" office:value="6.4" calcext:value-type="float">
            <text:p>6,4</text:p>
          </table:table-cell>
          <table:table-cell table:number-columns-repeated="6"/>
        </table:table-row>
        <table:table-row table:style-name="ro1">
          <table:table-cell table:formula="of:=[.A12]+10" office:value-type="float" office:value="60" calcext:value-type="float">
            <text:p>60</text:p>
          </table:table-cell>
          <table:table-cell table:formula="of:=1/[.$B$2]*[.B$6]*[.$A13]*1000" office:value-type="float" office:value="0.0075" calcext:value-type="float">
            <text:p>0,0075</text:p>
          </table:table-cell>
          <table:table-cell table:formula="of:=1/[.$B$2]*[.C$6]*[.$A13]*1000" office:value-type="float" office:value="0.06" calcext:value-type="float">
            <text:p>0,06</text:p>
          </table:table-cell>
          <table:table-cell table:formula="of:=1/[.$B$2]*[.D$6]*[.$A13]*1000" office:value-type="float" office:value="0.48" calcext:value-type="float">
            <text:p>0,48</text:p>
          </table:table-cell>
          <table:table-cell table:formula="of:=1/[.$B$2]*[.E$6]*[.$A13]*1000" office:value-type="float" office:value="1.92" calcext:value-type="float">
            <text:p>1,92</text:p>
          </table:table-cell>
          <table:table-cell table:formula="of:=1/[.$B$2]*[.F$6]*[.$A13]*1000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table:formula="of:=[.A13]+10" office:value-type="float" office:value="70" calcext:value-type="float">
            <text:p>70</text:p>
          </table:table-cell>
          <table:table-cell table:formula="of:=1/[.$B$2]*[.B$6]*[.$A14]*1000" office:value-type="float" office:value="0.00875" calcext:value-type="float">
            <text:p>0,00875</text:p>
          </table:table-cell>
          <table:table-cell table:formula="of:=1/[.$B$2]*[.C$6]*[.$A14]*1000" office:value-type="float" office:value="0.07" calcext:value-type="float">
            <text:p>0,07</text:p>
          </table:table-cell>
          <table:table-cell table:formula="of:=1/[.$B$2]*[.D$6]*[.$A14]*1000" office:value-type="float" office:value="0.56" calcext:value-type="float">
            <text:p>0,56</text:p>
          </table:table-cell>
          <table:table-cell table:formula="of:=1/[.$B$2]*[.E$6]*[.$A14]*1000" office:value-type="float" office:value="2.24" calcext:value-type="float">
            <text:p>2,24</text:p>
          </table:table-cell>
          <table:table-cell table:formula="of:=1/[.$B$2]*[.F$6]*[.$A14]*1000" office:value-type="float" office:value="8.96" calcext:value-type="float">
            <text:p>8,96</text:p>
          </table:table-cell>
          <table:table-cell table:number-columns-repeated="6"/>
        </table:table-row>
        <table:table-row table:style-name="ro1">
          <table:table-cell table:formula="of:=[.A14]+10" office:value-type="float" office:value="80" calcext:value-type="float">
            <text:p>80</text:p>
          </table:table-cell>
          <table:table-cell table:formula="of:=1/[.$B$2]*[.B$6]*[.$A15]*1000" office:value-type="float" office:value="0.01" calcext:value-type="float">
            <text:p>0,01</text:p>
          </table:table-cell>
          <table:table-cell table:formula="of:=1/[.$B$2]*[.C$6]*[.$A15]*1000" office:value-type="float" office:value="0.08" calcext:value-type="float">
            <text:p>0,08</text:p>
          </table:table-cell>
          <table:table-cell table:formula="of:=1/[.$B$2]*[.D$6]*[.$A15]*1000" office:value-type="float" office:value="0.64" calcext:value-type="float">
            <text:p>0,64</text:p>
          </table:table-cell>
          <table:table-cell table:formula="of:=1/[.$B$2]*[.E$6]*[.$A15]*1000" office:value-type="float" office:value="2.56" calcext:value-type="float">
            <text:p>2,56</text:p>
          </table:table-cell>
          <table:table-cell table:formula="of:=1/[.$B$2]*[.F$6]*[.$A15]*1000" office:value-type="float" office:value="10.24" calcext:value-type="float">
            <text:p>10,24</text:p>
          </table:table-cell>
          <table:table-cell table:number-columns-repeated="6"/>
        </table:table-row>
        <table:table-row table:style-name="ro1">
          <table:table-cell table:formula="of:=[.A15]+10" office:value-type="float" office:value="90" calcext:value-type="float">
            <text:p>90</text:p>
          </table:table-cell>
          <table:table-cell table:formula="of:=1/[.$B$2]*[.B$6]*[.$A16]*1000" office:value-type="float" office:value="0.01125" calcext:value-type="float">
            <text:p>0,01125</text:p>
          </table:table-cell>
          <table:table-cell table:formula="of:=1/[.$B$2]*[.C$6]*[.$A16]*1000" office:value-type="float" office:value="0.09" calcext:value-type="float">
            <text:p>0,09</text:p>
          </table:table-cell>
          <table:table-cell table:formula="of:=1/[.$B$2]*[.D$6]*[.$A16]*1000" office:value-type="float" office:value="0.72" calcext:value-type="float">
            <text:p>0,72</text:p>
          </table:table-cell>
          <table:table-cell table:formula="of:=1/[.$B$2]*[.E$6]*[.$A16]*1000" office:value-type="float" office:value="2.88" calcext:value-type="float">
            <text:p>2,88</text:p>
          </table:table-cell>
          <table:table-cell table:formula="of:=1/[.$B$2]*[.F$6]*[.$A16]*1000" office:value-type="float" office:value="11.52" calcext:value-type="float">
            <text:p>11,52</text:p>
          </table:table-cell>
          <table:table-cell table:number-columns-repeated="6"/>
        </table:table-row>
        <table:table-row table:style-name="ro1">
          <table:table-cell table:formula="of:=[.A16]+10" office:value-type="float" office:value="100" calcext:value-type="float">
            <text:p>100</text:p>
          </table:table-cell>
          <table:table-cell table:formula="of:=1/[.$B$2]*[.B$6]*[.$A17]*1000" office:value-type="float" office:value="0.0125" calcext:value-type="float">
            <text:p>0,0125</text:p>
          </table:table-cell>
          <table:table-cell table:formula="of:=1/[.$B$2]*[.C$6]*[.$A17]*1000" office:value-type="float" office:value="0.1" calcext:value-type="float">
            <text:p>0,1</text:p>
          </table:table-cell>
          <table:table-cell table:formula="of:=1/[.$B$2]*[.D$6]*[.$A17]*1000" office:value-type="float" office:value="0.8" calcext:value-type="float">
            <text:p>0,8</text:p>
          </table:table-cell>
          <table:table-cell table:formula="of:=1/[.$B$2]*[.E$6]*[.$A17]*1000" office:value-type="float" office:value="3.2" calcext:value-type="float">
            <text:p>3,2</text:p>
          </table:table-cell>
          <table:table-cell table:formula="of:=1/[.$B$2]*[.F$6]*[.$A17]*1000" office:value-type="float" office:value="12.8" calcext:value-type="float">
            <text:p>12,8</text:p>
          </table:table-cell>
          <table:table-cell table:number-columns-repeated="6"/>
        </table:table-row>
        <table:table-row table:style-name="ro1">
          <table:table-cell table:formula="of:=[.A17]+10" office:value-type="float" office:value="110" calcext:value-type="float">
            <text:p>110</text:p>
          </table:table-cell>
          <table:table-cell table:formula="of:=1/[.$B$2]*[.B$6]*[.$A18]*1000" office:value-type="float" office:value="0.01375" calcext:value-type="float">
            <text:p>0,01375</text:p>
          </table:table-cell>
          <table:table-cell table:formula="of:=1/[.$B$2]*[.C$6]*[.$A18]*1000" office:value-type="float" office:value="0.11" calcext:value-type="float">
            <text:p>0,11</text:p>
          </table:table-cell>
          <table:table-cell table:formula="of:=1/[.$B$2]*[.D$6]*[.$A18]*1000" office:value-type="float" office:value="0.88" calcext:value-type="float">
            <text:p>0,88</text:p>
          </table:table-cell>
          <table:table-cell table:formula="of:=1/[.$B$2]*[.E$6]*[.$A18]*1000" office:value-type="float" office:value="3.52" calcext:value-type="float">
            <text:p>3,52</text:p>
          </table:table-cell>
          <table:table-cell table:formula="of:=1/[.$B$2]*[.F$6]*[.$A18]*1000" office:value-type="float" office:value="14.08" calcext:value-type="float">
            <text:p>14,08</text:p>
          </table:table-cell>
          <table:table-cell table:number-columns-repeated="6"/>
        </table:table-row>
        <table:table-row table:style-name="ro1">
          <table:table-cell table:formula="of:=[.A18]+10" office:value-type="float" office:value="120" calcext:value-type="float">
            <text:p>120</text:p>
          </table:table-cell>
          <table:table-cell table:formula="of:=1/[.$B$2]*[.B$6]*[.$A19]*1000" office:value-type="float" office:value="0.015" calcext:value-type="float">
            <text:p>0,015</text:p>
          </table:table-cell>
          <table:table-cell table:formula="of:=1/[.$B$2]*[.C$6]*[.$A19]*1000" office:value-type="float" office:value="0.12" calcext:value-type="float">
            <text:p>0,12</text:p>
          </table:table-cell>
          <table:table-cell table:formula="of:=1/[.$B$2]*[.D$6]*[.$A19]*1000" office:value-type="float" office:value="0.96" calcext:value-type="float">
            <text:p>0,96</text:p>
          </table:table-cell>
          <table:table-cell table:formula="of:=1/[.$B$2]*[.E$6]*[.$A19]*1000" office:value-type="float" office:value="3.84" calcext:value-type="float">
            <text:p>3,84</text:p>
          </table:table-cell>
          <table:table-cell table:formula="of:=1/[.$B$2]*[.F$6]*[.$A19]*1000" office:value-type="float" office:value="15.36" calcext:value-type="float">
            <text:p>15,36</text:p>
          </table:table-cell>
          <table:table-cell table:number-columns-repeated="6"/>
        </table:table-row>
        <table:table-row table:style-name="ro1">
          <table:table-cell table:formula="of:=[.A19]+10" office:value-type="float" office:value="130" calcext:value-type="float">
            <text:p>130</text:p>
          </table:table-cell>
          <table:table-cell table:formula="of:=1/[.$B$2]*[.B$6]*[.$A20]*1000" office:value-type="float" office:value="0.01625" calcext:value-type="float">
            <text:p>0,01625</text:p>
          </table:table-cell>
          <table:table-cell table:formula="of:=1/[.$B$2]*[.C$6]*[.$A20]*1000" office:value-type="float" office:value="0.13" calcext:value-type="float">
            <text:p>0,13</text:p>
          </table:table-cell>
          <table:table-cell table:formula="of:=1/[.$B$2]*[.D$6]*[.$A20]*1000" office:value-type="float" office:value="1.04" calcext:value-type="float">
            <text:p>1,04</text:p>
          </table:table-cell>
          <table:table-cell table:formula="of:=1/[.$B$2]*[.E$6]*[.$A20]*1000" office:value-type="float" office:value="4.16" calcext:value-type="float">
            <text:p>4,16</text:p>
          </table:table-cell>
          <table:table-cell table:formula="of:=1/[.$B$2]*[.F$6]*[.$A20]*1000" office:value-type="float" office:value="16.64" calcext:value-type="float">
            <text:p>16,64</text:p>
          </table:table-cell>
          <table:table-cell table:number-columns-repeated="6"/>
        </table:table-row>
        <table:table-row table:style-name="ro1">
          <table:table-cell table:formula="of:=[.A20]+10" office:value-type="float" office:value="140" calcext:value-type="float">
            <text:p>140</text:p>
          </table:table-cell>
          <table:table-cell table:formula="of:=1/[.$B$2]*[.B$6]*[.$A21]*1000" office:value-type="float" office:value="0.0175" calcext:value-type="float">
            <text:p>0,0175</text:p>
          </table:table-cell>
          <table:table-cell table:formula="of:=1/[.$B$2]*[.C$6]*[.$A21]*1000" office:value-type="float" office:value="0.14" calcext:value-type="float">
            <text:p>0,14</text:p>
          </table:table-cell>
          <table:table-cell table:formula="of:=1/[.$B$2]*[.D$6]*[.$A21]*1000" office:value-type="float" office:value="1.12" calcext:value-type="float">
            <text:p>1,12</text:p>
          </table:table-cell>
          <table:table-cell table:formula="of:=1/[.$B$2]*[.E$6]*[.$A21]*1000" office:value-type="float" office:value="4.48" calcext:value-type="float">
            <text:p>4,48</text:p>
          </table:table-cell>
          <table:table-cell table:formula="of:=1/[.$B$2]*[.F$6]*[.$A21]*1000" office:value-type="float" office:value="17.92" calcext:value-type="float">
            <text:p>17,92</text:p>
          </table:table-cell>
          <table:table-cell table:number-columns-repeated="6"/>
        </table:table-row>
        <table:table-row table:style-name="ro1">
          <table:table-cell table:formula="of:=[.A21]+10" office:value-type="float" office:value="150" calcext:value-type="float">
            <text:p>150</text:p>
          </table:table-cell>
          <table:table-cell table:formula="of:=1/[.$B$2]*[.B$6]*[.$A22]*1000" office:value-type="float" office:value="0.01875" calcext:value-type="float">
            <text:p>0,01875</text:p>
          </table:table-cell>
          <table:table-cell table:formula="of:=1/[.$B$2]*[.C$6]*[.$A22]*1000" office:value-type="float" office:value="0.15" calcext:value-type="float">
            <text:p>0,15</text:p>
          </table:table-cell>
          <table:table-cell table:formula="of:=1/[.$B$2]*[.D$6]*[.$A22]*1000" office:value-type="float" office:value="1.2" calcext:value-type="float">
            <text:p>1,2</text:p>
          </table:table-cell>
          <table:table-cell table:formula="of:=1/[.$B$2]*[.E$6]*[.$A22]*1000" office:value-type="float" office:value="4.8" calcext:value-type="float">
            <text:p>4,8</text:p>
          </table:table-cell>
          <table:table-cell table:formula="of:=1/[.$B$2]*[.F$6]*[.$A22]*1000" office:value-type="float" office:value="19.2" calcext:value-type="float">
            <text:p>19,2</text:p>
          </table:table-cell>
          <table:table-cell table:number-columns-repeated="6"/>
        </table:table-row>
        <table:table-row table:style-name="ro1">
          <table:table-cell table:formula="of:=[.A22]+10" office:value-type="float" office:value="160" calcext:value-type="float">
            <text:p>160</text:p>
          </table:table-cell>
          <table:table-cell table:formula="of:=1/[.$B$2]*[.B$6]*[.$A23]*1000" office:value-type="float" office:value="0.02" calcext:value-type="float">
            <text:p>0,02</text:p>
          </table:table-cell>
          <table:table-cell table:formula="of:=1/[.$B$2]*[.C$6]*[.$A23]*1000" office:value-type="float" office:value="0.16" calcext:value-type="float">
            <text:p>0,16</text:p>
          </table:table-cell>
          <table:table-cell table:formula="of:=1/[.$B$2]*[.D$6]*[.$A23]*1000" office:value-type="float" office:value="1.28" calcext:value-type="float">
            <text:p>1,28</text:p>
          </table:table-cell>
          <table:table-cell table:formula="of:=1/[.$B$2]*[.E$6]*[.$A23]*1000" office:value-type="float" office:value="5.12" calcext:value-type="float">
            <text:p>5,12</text:p>
          </table:table-cell>
          <table:table-cell table:formula="of:=1/[.$B$2]*[.F$6]*[.$A23]*1000" office:value-type="float" office:value="20.48" calcext:value-type="float">
            <text:p>20,48</text:p>
          </table:table-cell>
          <table:table-cell table:number-columns-repeated="6"/>
        </table:table-row>
        <table:table-row table:style-name="ro1">
          <table:table-cell table:formula="of:=[.A23]+10" office:value-type="float" office:value="170" calcext:value-type="float">
            <text:p>170</text:p>
          </table:table-cell>
          <table:table-cell table:formula="of:=1/[.$B$2]*[.B$6]*[.$A24]*1000" office:value-type="float" office:value="0.02125" calcext:value-type="float">
            <text:p>0,02125</text:p>
          </table:table-cell>
          <table:table-cell table:formula="of:=1/[.$B$2]*[.C$6]*[.$A24]*1000" office:value-type="float" office:value="0.17" calcext:value-type="float">
            <text:p>0,17</text:p>
          </table:table-cell>
          <table:table-cell table:formula="of:=1/[.$B$2]*[.D$6]*[.$A24]*1000" office:value-type="float" office:value="1.36" calcext:value-type="float">
            <text:p>1,36</text:p>
          </table:table-cell>
          <table:table-cell table:formula="of:=1/[.$B$2]*[.E$6]*[.$A24]*1000" office:value-type="float" office:value="5.44" calcext:value-type="float">
            <text:p>5,44</text:p>
          </table:table-cell>
          <table:table-cell table:formula="of:=1/[.$B$2]*[.F$6]*[.$A24]*1000" office:value-type="float" office:value="21.76" calcext:value-type="float">
            <text:p>21,76</text:p>
          </table:table-cell>
          <table:table-cell table:number-columns-repeated="6"/>
        </table:table-row>
        <table:table-row table:style-name="ro1">
          <table:table-cell table:formula="of:=[.A24]+10" office:value-type="float" office:value="180" calcext:value-type="float">
            <text:p>180</text:p>
          </table:table-cell>
          <table:table-cell table:formula="of:=1/[.$B$2]*[.B$6]*[.$A25]*1000" office:value-type="float" office:value="0.0225" calcext:value-type="float">
            <text:p>0,0225</text:p>
          </table:table-cell>
          <table:table-cell table:formula="of:=1/[.$B$2]*[.C$6]*[.$A25]*1000" office:value-type="float" office:value="0.18" calcext:value-type="float">
            <text:p>0,18</text:p>
          </table:table-cell>
          <table:table-cell table:formula="of:=1/[.$B$2]*[.D$6]*[.$A25]*1000" office:value-type="float" office:value="1.44" calcext:value-type="float">
            <text:p>1,44</text:p>
          </table:table-cell>
          <table:table-cell table:formula="of:=1/[.$B$2]*[.E$6]*[.$A25]*1000" office:value-type="float" office:value="5.76" calcext:value-type="float">
            <text:p>5,76</text:p>
          </table:table-cell>
          <table:table-cell table:formula="of:=1/[.$B$2]*[.F$6]*[.$A25]*1000" office:value-type="float" office:value="23.04" calcext:value-type="float">
            <text:p>23,04</text:p>
          </table:table-cell>
          <table:table-cell table:number-columns-repeated="6"/>
        </table:table-row>
        <table:table-row table:style-name="ro1">
          <table:table-cell table:formula="of:=[.A25]+10" office:value-type="float" office:value="190" calcext:value-type="float">
            <text:p>190</text:p>
          </table:table-cell>
          <table:table-cell table:formula="of:=1/[.$B$2]*[.B$6]*[.$A26]*1000" office:value-type="float" office:value="0.02375" calcext:value-type="float">
            <text:p>0,02375</text:p>
          </table:table-cell>
          <table:table-cell table:formula="of:=1/[.$B$2]*[.C$6]*[.$A26]*1000" office:value-type="float" office:value="0.19" calcext:value-type="float">
            <text:p>0,19</text:p>
          </table:table-cell>
          <table:table-cell table:formula="of:=1/[.$B$2]*[.D$6]*[.$A26]*1000" office:value-type="float" office:value="1.52" calcext:value-type="float">
            <text:p>1,52</text:p>
          </table:table-cell>
          <table:table-cell table:formula="of:=1/[.$B$2]*[.E$6]*[.$A26]*1000" office:value-type="float" office:value="6.08" calcext:value-type="float">
            <text:p>6,08</text:p>
          </table:table-cell>
          <table:table-cell table:formula="of:=1/[.$B$2]*[.F$6]*[.$A26]*1000" office:value-type="float" office:value="24.32" calcext:value-type="float">
            <text:p>24,32</text:p>
          </table:table-cell>
          <table:table-cell table:number-columns-repeated="6"/>
        </table:table-row>
        <table:table-row table:style-name="ro1">
          <table:table-cell table:formula="of:=[.A26]+10" office:value-type="float" office:value="200" calcext:value-type="float">
            <text:p>200</text:p>
          </table:table-cell>
          <table:table-cell table:formula="of:=1/[.$B$2]*[.B$6]*[.$A27]*1000" office:value-type="float" office:value="0.025" calcext:value-type="float">
            <text:p>0,025</text:p>
          </table:table-cell>
          <table:table-cell table:formula="of:=1/[.$B$2]*[.C$6]*[.$A27]*1000" office:value-type="float" office:value="0.2" calcext:value-type="float">
            <text:p>0,2</text:p>
          </table:table-cell>
          <table:table-cell table:formula="of:=1/[.$B$2]*[.D$6]*[.$A27]*1000" office:value-type="float" office:value="1.6" calcext:value-type="float">
            <text:p>1,6</text:p>
          </table:table-cell>
          <table:table-cell table:formula="of:=1/[.$B$2]*[.E$6]*[.$A27]*1000" office:value-type="float" office:value="6.4" calcext:value-type="float">
            <text:p>6,4</text:p>
          </table:table-cell>
          <table:table-cell table:formula="of:=1/[.$B$2]*[.F$6]*[.$A27]*1000" office:value-type="float" office:value="25.6" calcext:value-type="float">
            <text:p>25,6</text:p>
          </table:table-cell>
          <table:table-cell table:number-columns-repeated="6"/>
        </table:table-row>
        <table:table-row table:style-name="ro1">
          <table:table-cell table:formula="of:=[.A27]+10" office:value-type="float" office:value="210" calcext:value-type="float">
            <text:p>210</text:p>
          </table:table-cell>
          <table:table-cell table:formula="of:=1/[.$B$2]*[.B$6]*[.$A28]*1000" office:value-type="float" office:value="0.02625" calcext:value-type="float">
            <text:p>0,02625</text:p>
          </table:table-cell>
          <table:table-cell table:formula="of:=1/[.$B$2]*[.C$6]*[.$A28]*1000" office:value-type="float" office:value="0.21" calcext:value-type="float">
            <text:p>0,21</text:p>
          </table:table-cell>
          <table:table-cell table:formula="of:=1/[.$B$2]*[.D$6]*[.$A28]*1000" office:value-type="float" office:value="1.68" calcext:value-type="float">
            <text:p>1,68</text:p>
          </table:table-cell>
          <table:table-cell table:formula="of:=1/[.$B$2]*[.E$6]*[.$A28]*1000" office:value-type="float" office:value="6.72" calcext:value-type="float">
            <text:p>6,72</text:p>
          </table:table-cell>
          <table:table-cell table:formula="of:=1/[.$B$2]*[.F$6]*[.$A28]*1000" office:value-type="float" office:value="26.88" calcext:value-type="float">
            <text:p>26,88</text:p>
          </table:table-cell>
          <table:table-cell table:number-columns-repeated="6"/>
        </table:table-row>
        <table:table-row table:style-name="ro1">
          <table:table-cell table:formula="of:=[.A28]+10" office:value-type="float" office:value="220" calcext:value-type="float">
            <text:p>220</text:p>
          </table:table-cell>
          <table:table-cell table:formula="of:=1/[.$B$2]*[.B$6]*[.$A29]*1000" office:value-type="float" office:value="0.0275" calcext:value-type="float">
            <text:p>0,0275</text:p>
          </table:table-cell>
          <table:table-cell table:formula="of:=1/[.$B$2]*[.C$6]*[.$A29]*1000" office:value-type="float" office:value="0.22" calcext:value-type="float">
            <text:p>0,22</text:p>
          </table:table-cell>
          <table:table-cell table:formula="of:=1/[.$B$2]*[.D$6]*[.$A29]*1000" office:value-type="float" office:value="1.76" calcext:value-type="float">
            <text:p>1,76</text:p>
          </table:table-cell>
          <table:table-cell table:formula="of:=1/[.$B$2]*[.E$6]*[.$A29]*1000" office:value-type="float" office:value="7.04" calcext:value-type="float">
            <text:p>7,04</text:p>
          </table:table-cell>
          <table:table-cell table:formula="of:=1/[.$B$2]*[.F$6]*[.$A29]*1000" office:value-type="float" office:value="28.16" calcext:value-type="float">
            <text:p>28,16</text:p>
          </table:table-cell>
          <table:table-cell table:number-columns-repeated="6"/>
        </table:table-row>
        <table:table-row table:style-name="ro1">
          <table:table-cell table:formula="of:=[.A29]+10" office:value-type="float" office:value="230" calcext:value-type="float">
            <text:p>230</text:p>
          </table:table-cell>
          <table:table-cell table:formula="of:=1/[.$B$2]*[.B$6]*[.$A30]*1000" office:value-type="float" office:value="0.02875" calcext:value-type="float">
            <text:p>0,02875</text:p>
          </table:table-cell>
          <table:table-cell table:formula="of:=1/[.$B$2]*[.C$6]*[.$A30]*1000" office:value-type="float" office:value="0.23" calcext:value-type="float">
            <text:p>0,23</text:p>
          </table:table-cell>
          <table:table-cell table:formula="of:=1/[.$B$2]*[.D$6]*[.$A30]*1000" office:value-type="float" office:value="1.84" calcext:value-type="float">
            <text:p>1,84</text:p>
          </table:table-cell>
          <table:table-cell table:formula="of:=1/[.$B$2]*[.E$6]*[.$A30]*1000" office:value-type="float" office:value="7.36" calcext:value-type="float">
            <text:p>7,36</text:p>
          </table:table-cell>
          <table:table-cell table:formula="of:=1/[.$B$2]*[.F$6]*[.$A30]*1000" office:value-type="float" office:value="29.44" calcext:value-type="float">
            <text:p>29,44</text:p>
          </table:table-cell>
          <table:table-cell table:number-columns-repeated="6"/>
        </table:table-row>
        <table:table-row table:style-name="ro1">
          <table:table-cell table:formula="of:=[.A30]+10" office:value-type="float" office:value="240" calcext:value-type="float">
            <text:p>240</text:p>
          </table:table-cell>
          <table:table-cell table:formula="of:=1/[.$B$2]*[.B$6]*[.$A31]*1000" office:value-type="float" office:value="0.03" calcext:value-type="float">
            <text:p>0,03</text:p>
          </table:table-cell>
          <table:table-cell table:formula="of:=1/[.$B$2]*[.C$6]*[.$A31]*1000" office:value-type="float" office:value="0.24" calcext:value-type="float">
            <text:p>0,24</text:p>
          </table:table-cell>
          <table:table-cell table:formula="of:=1/[.$B$2]*[.D$6]*[.$A31]*1000" office:value-type="float" office:value="1.92" calcext:value-type="float">
            <text:p>1,92</text:p>
          </table:table-cell>
          <table:table-cell table:formula="of:=1/[.$B$2]*[.E$6]*[.$A31]*1000" office:value-type="float" office:value="7.68" calcext:value-type="float">
            <text:p>7,68</text:p>
          </table:table-cell>
          <table:table-cell table:formula="of:=1/[.$B$2]*[.F$6]*[.$A31]*1000" office:value-type="float" office:value="30.72" calcext:value-type="float">
            <text:p>30,72</text:p>
          </table:table-cell>
          <table:table-cell table:number-columns-repeated="6"/>
        </table:table-row>
        <table:table-row table:style-name="ro1">
          <table:table-cell table:formula="of:=[.A31]+10" office:value-type="float" office:value="250" calcext:value-type="float">
            <text:p>250</text:p>
          </table:table-cell>
          <table:table-cell table:formula="of:=1/[.$B$2]*[.B$6]*[.$A32]*1000" office:value-type="float" office:value="0.03125" calcext:value-type="float">
            <text:p>0,03125</text:p>
          </table:table-cell>
          <table:table-cell table:formula="of:=1/[.$B$2]*[.C$6]*[.$A32]*1000" office:value-type="float" office:value="0.25" calcext:value-type="float">
            <text:p>0,25</text:p>
          </table:table-cell>
          <table:table-cell table:formula="of:=1/[.$B$2]*[.D$6]*[.$A32]*1000" office:value-type="float" office:value="2" calcext:value-type="float">
            <text:p>2</text:p>
          </table:table-cell>
          <table:table-cell table:formula="of:=1/[.$B$2]*[.E$6]*[.$A32]*1000" office:value-type="float" office:value="8" calcext:value-type="float">
            <text:p>8</text:p>
          </table:table-cell>
          <table:table-cell table:formula="of:=1/[.$B$2]*[.F$6]*[.$A32]*1000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$B$2]*[.B$6]*[.$A33]*1000" office:value-type="float" office:value="0.031875" calcext:value-type="float">
            <text:p>0,031875</text:p>
          </table:table-cell>
          <table:table-cell table:formula="of:=1/[.$B$2]*[.C$6]*[.$A33]*1000" office:value-type="float" office:value="0.255" calcext:value-type="float">
            <text:p>0,255</text:p>
          </table:table-cell>
          <table:table-cell table:formula="of:=1/[.$B$2]*[.D$6]*[.$A33]*1000" office:value-type="float" office:value="2.04" calcext:value-type="float">
            <text:p>2,04</text:p>
          </table:table-cell>
          <table:table-cell table:formula="of:=1/[.$B$2]*[.E$6]*[.$A33]*1000" office:value-type="float" office:value="8.16" calcext:value-type="float">
            <text:p>8,16</text:p>
          </table:table-cell>
          <table:table-cell table:formula="of:=1/[.$B$2]*[.F$6]*[.$A33]*1000" office:value-type="float" office:value="32.64" calcext:value-type="float">
            <text:p>32,64</text:p>
          </table:table-cell>
          <table:table-cell table:number-columns-repeated="6"/>
        </table:table-row>
      </table:table>
      <table:table table:name="timer1" table:style-name="ta1">
        <table:table-column table:style-name="co1" table:default-cell-style-name="ce2"/>
        <table:table-column table:style-name="co4" table:default-cell-style-name="ce9"/>
        <table:table-column table:style-name="co4" table:number-columns-repeated="2" table:default-cell-style-name="ce10"/>
        <table:table-column table:style-name="co4" table:default-cell-style-name="ce11"/>
        <table:table-column table:style-name="co4" table:number-columns-repeated="11" table:default-cell-style-name="ce12"/>
        <table:table-column table:style-name="co2" table:default-cell-style-name="Default"/>
        <table:table-column table:style-name="co2" table:number-columns-repeated="4" table:default-cell-style-name="ce16"/>
        <table:table-row table:style-name="ro1">
          <table:table-cell table:style-name="Default" table:number-columns-repeated="16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_CPU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Default" office:value-type="string" calcext:value-type="string">
            <text:p>1/s</text:p>
          </table:table-cell>
          <table:table-cell table:style-name="Default" table:number-columns-repeated="4"/>
          <table:table-cell table:style-name="ce13" office:value-type="string" calcext:value-type="string">
            <text:p>Prescaler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input fields are grey</text:p>
          </table:table-cell>
          <table:covered-table-cell table:style-name="Default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7"/>
          <table:table-cell table:style-name="ce13" office:value-type="string" calcext:value-type="string">
            <text:p>OCR0x</text:p>
          </table:table-cell>
          <table:table-cell table:style-name="ce3" office:value-type="float" office:value="125" calcext:value-type="float">
            <text:p>125</text:p>
          </table:table-cell>
          <table:table-cell table:style-name="Default" table:number-columns-repeated="2"/>
          <table:covered-table-cell table:number-columns-repeated="2" table:style-name="Default"/>
          <table:table-cell table:style-name="Default" table:number-columns-repeated="3"/>
          <table:table-cell/>
          <table:table-cell table:style-name="ce15" table:number-columns-repeated="4"/>
        </table:table-row>
        <table:table-row table:style-name="ro1">
          <table:table-cell table:style-name="Default" table:number-columns-repeated="7"/>
          <table:table-cell table:style-name="ce13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table:number-columns-repeated="7"/>
          <table:table-cell table:style-name="ce13" office:value-type="string" calcext:value-type="string">
            <text:p>Period in s</text:p>
          </table:table-cell>
          <table:table-cell table:style-name="Default" table:formula="of:=1/[.B2]*[.I2]*[.I3]" office:value-type="float" office:value="0.016" calcext:value-type="float">
            <text:p>0,016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Period in ms</text:p>
          </table:table-cell>
          <table:covered-table-cell table:number-columns-repeated="5" table:style-name="Default"/>
          <table:table-cell table:style-name="Default"/>
          <table:table-cell table:style-name="ce13" office:value-type="string" calcext:value-type="string">
            <text:p>Period in ms</text:p>
          </table:table-cell>
          <table:table-cell table:style-name="Default" table:formula="of:=[.I5]*1000"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Prescaler</text:p>
          </table:table-cell>
          <table:covered-table-cell table:number-columns-repeated="4" table:style-name="Default"/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>
            <text:p>OCR0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8129" calcext:value-type="float">
            <text:p>8129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$B$2]*[.B$8]*[.$A9]*1000" office:value-type="float" office:value="0.000125" calcext:value-type="float">
            <text:p>0,000125</text:p>
          </table:table-cell>
          <table:table-cell table:formula="of:=1/[.$B$2]*[.C$8]*[.$A9]*1000" office:value-type="float" office:value="0.00025" calcext:value-type="float">
            <text:p>0,0003</text:p>
          </table:table-cell>
          <table:table-cell table:formula="of:=1/[.$B$2]*[.D$8]*[.$A9]*1000" office:value-type="float" office:value="0.0005" calcext:value-type="float">
            <text:p>0,0005</text:p>
          </table:table-cell>
          <table:table-cell table:formula="of:=1/[.$B$2]*[.E$8]*[.$A9]*1000" office:value-type="float" office:value="0.001" calcext:value-type="float">
            <text:p>0,001</text:p>
          </table:table-cell>
          <table:table-cell table:formula="of:=1/[.$B$2]*[.F$8]*[.$A9]*1000" office:value-type="float" office:value="0.002" calcext:value-type="float">
            <text:p>0,00</text:p>
          </table:table-cell>
          <table:table-cell table:formula="of:=1/[.$B$2]*[.G$8]*[.$A9]*1000" office:value-type="float" office:value="0.004" calcext:value-type="float">
            <text:p>0,00</text:p>
          </table:table-cell>
          <table:table-cell table:formula="of:=1/[.$B$2]*[.H$8]*[.$A9]*1000" office:value-type="float" office:value="0.008" calcext:value-type="float">
            <text:p>0,01</text:p>
          </table:table-cell>
          <table:table-cell table:formula="of:=1/[.$B$2]*[.I$8]*[.$A9]*1000" office:value-type="float" office:value="0.016" calcext:value-type="float">
            <text:p>0,02</text:p>
          </table:table-cell>
          <table:table-cell table:formula="of:=1/[.$B$2]*[.J$8]*[.$A9]*1000" office:value-type="float" office:value="0.032" calcext:value-type="float">
            <text:p>0,03</text:p>
          </table:table-cell>
          <table:table-cell table:formula="of:=1/[.$B$2]*[.K$8]*[.$A9]*1000" office:value-type="float" office:value="0.064" calcext:value-type="float">
            <text:p>0,06</text:p>
          </table:table-cell>
          <table:table-cell table:formula="of:=1/[.$B$2]*[.L$8]*[.$A9]*1000" office:value-type="float" office:value="0.128" calcext:value-type="float">
            <text:p>0,13</text:p>
          </table:table-cell>
          <table:table-cell table:formula="of:=1/[.$B$2]*[.M$8]*[.$A9]*1000" office:value-type="float" office:value="0.256" calcext:value-type="float">
            <text:p>0,26</text:p>
          </table:table-cell>
          <table:table-cell table:formula="of:=1/[.$B$2]*[.N$8]*[.$A9]*1000" office:value-type="float" office:value="0.512" calcext:value-type="float">
            <text:p>0,51</text:p>
          </table:table-cell>
          <table:table-cell table:formula="of:=1/[.$B$2]*[.O$8]*[.$A9]*1000" office:value-type="float" office:value="1.016125" calcext:value-type="float">
            <text:p>1,02</text:p>
          </table:table-cell>
          <table:table-cell table:formula="of:=1/[.$B$2]*[.P$8]*[.$A9]*1000" office:value-type="float" office:value="2.048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$B$2]*[.B$8]*[.$A10]*1000" office:value-type="float" office:value="0.00125" calcext:value-type="float">
            <text:p>0,001250</text:p>
          </table:table-cell>
          <table:table-cell table:formula="of:=1/[.$B$2]*[.C$8]*[.$A10]*1000" office:value-type="float" office:value="0.0025" calcext:value-type="float">
            <text:p>0,0025</text:p>
          </table:table-cell>
          <table:table-cell table:formula="of:=1/[.$B$2]*[.D$8]*[.$A10]*1000" office:value-type="float" office:value="0.005" calcext:value-type="float">
            <text:p>0,0050</text:p>
          </table:table-cell>
          <table:table-cell table:formula="of:=1/[.$B$2]*[.E$8]*[.$A10]*1000" office:value-type="float" office:value="0.01" calcext:value-type="float">
            <text:p>0,010</text:p>
          </table:table-cell>
          <table:table-cell table:formula="of:=1/[.$B$2]*[.F$8]*[.$A10]*1000" office:value-type="float" office:value="0.02" calcext:value-type="float">
            <text:p>0,02</text:p>
          </table:table-cell>
          <table:table-cell table:formula="of:=1/[.$B$2]*[.G$8]*[.$A10]*1000" office:value-type="float" office:value="0.04" calcext:value-type="float">
            <text:p>0,04</text:p>
          </table:table-cell>
          <table:table-cell table:formula="of:=1/[.$B$2]*[.H$8]*[.$A10]*1000" office:value-type="float" office:value="0.08" calcext:value-type="float">
            <text:p>0,08</text:p>
          </table:table-cell>
          <table:table-cell table:formula="of:=1/[.$B$2]*[.I$8]*[.$A10]*1000" office:value-type="float" office:value="0.16" calcext:value-type="float">
            <text:p>0,16</text:p>
          </table:table-cell>
          <table:table-cell table:formula="of:=1/[.$B$2]*[.J$8]*[.$A10]*1000" office:value-type="float" office:value="0.32" calcext:value-type="float">
            <text:p>0,32</text:p>
          </table:table-cell>
          <table:table-cell table:formula="of:=1/[.$B$2]*[.K$8]*[.$A10]*1000" office:value-type="float" office:value="0.64" calcext:value-type="float">
            <text:p>0,64</text:p>
          </table:table-cell>
          <table:table-cell table:formula="of:=1/[.$B$2]*[.L$8]*[.$A10]*1000" office:value-type="float" office:value="1.28" calcext:value-type="float">
            <text:p>1,28</text:p>
          </table:table-cell>
          <table:table-cell table:formula="of:=1/[.$B$2]*[.M$8]*[.$A10]*1000" office:value-type="float" office:value="2.56" calcext:value-type="float">
            <text:p>2,56</text:p>
          </table:table-cell>
          <table:table-cell table:formula="of:=1/[.$B$2]*[.N$8]*[.$A10]*1000" office:value-type="float" office:value="5.12" calcext:value-type="float">
            <text:p>5,12</text:p>
          </table:table-cell>
          <table:table-cell table:formula="of:=1/[.$B$2]*[.O$8]*[.$A10]*1000" office:value-type="float" office:value="10.16125" calcext:value-type="float">
            <text:p>10,16</text:p>
          </table:table-cell>
          <table:table-cell table:formula="of:=1/[.$B$2]*[.P$8]*[.$A10]*1000" office:value-type="float" office:value="20.48" calcext:value-type="float">
            <text:p>20,48</text:p>
          </table:table-cell>
          <table:table-cell table:number-columns-repeated="5"/>
        </table:table-row>
        <table:table-row table:style-name="ro1">
          <table:table-cell table:formula="of:=[.A10]+10" office:value-type="float" office:value="20" calcext:value-type="float">
            <text:p>20</text:p>
          </table:table-cell>
          <table:table-cell table:formula="of:=1/[.$B$2]*[.B$8]*[.$A11]*1000" office:value-type="float" office:value="0.0025" calcext:value-type="float">
            <text:p>0,002500</text:p>
          </table:table-cell>
          <table:table-cell table:formula="of:=1/[.$B$2]*[.C$8]*[.$A11]*1000" office:value-type="float" office:value="0.005" calcext:value-type="float">
            <text:p>0,0050</text:p>
          </table:table-cell>
          <table:table-cell table:formula="of:=1/[.$B$2]*[.D$8]*[.$A11]*1000" office:value-type="float" office:value="0.01" calcext:value-type="float">
            <text:p>0,0100</text:p>
          </table:table-cell>
          <table:table-cell table:formula="of:=1/[.$B$2]*[.E$8]*[.$A11]*1000" office:value-type="float" office:value="0.02" calcext:value-type="float">
            <text:p>0,020</text:p>
          </table:table-cell>
          <table:table-cell table:formula="of:=1/[.$B$2]*[.F$8]*[.$A11]*1000" office:value-type="float" office:value="0.04" calcext:value-type="float">
            <text:p>0,04</text:p>
          </table:table-cell>
          <table:table-cell table:formula="of:=1/[.$B$2]*[.G$8]*[.$A11]*1000" office:value-type="float" office:value="0.08" calcext:value-type="float">
            <text:p>0,08</text:p>
          </table:table-cell>
          <table:table-cell table:formula="of:=1/[.$B$2]*[.H$8]*[.$A11]*1000" office:value-type="float" office:value="0.16" calcext:value-type="float">
            <text:p>0,16</text:p>
          </table:table-cell>
          <table:table-cell table:formula="of:=1/[.$B$2]*[.I$8]*[.$A11]*1000" office:value-type="float" office:value="0.32" calcext:value-type="float">
            <text:p>0,32</text:p>
          </table:table-cell>
          <table:table-cell table:formula="of:=1/[.$B$2]*[.J$8]*[.$A11]*1000" office:value-type="float" office:value="0.64" calcext:value-type="float">
            <text:p>0,64</text:p>
          </table:table-cell>
          <table:table-cell table:formula="of:=1/[.$B$2]*[.K$8]*[.$A11]*1000" office:value-type="float" office:value="1.28" calcext:value-type="float">
            <text:p>1,28</text:p>
          </table:table-cell>
          <table:table-cell table:formula="of:=1/[.$B$2]*[.L$8]*[.$A11]*1000" office:value-type="float" office:value="2.56" calcext:value-type="float">
            <text:p>2,56</text:p>
          </table:table-cell>
          <table:table-cell table:formula="of:=1/[.$B$2]*[.M$8]*[.$A11]*1000" office:value-type="float" office:value="5.12" calcext:value-type="float">
            <text:p>5,12</text:p>
          </table:table-cell>
          <table:table-cell table:formula="of:=1/[.$B$2]*[.N$8]*[.$A11]*1000" office:value-type="float" office:value="10.24" calcext:value-type="float">
            <text:p>10,24</text:p>
          </table:table-cell>
          <table:table-cell table:formula="of:=1/[.$B$2]*[.O$8]*[.$A11]*1000" office:value-type="float" office:value="20.3225" calcext:value-type="float">
            <text:p>20,32</text:p>
          </table:table-cell>
          <table:table-cell table:formula="of:=1/[.$B$2]*[.P$8]*[.$A11]*1000" office:value-type="float" office:value="40.96" calcext:value-type="float">
            <text:p>40,96</text:p>
          </table:table-cell>
          <table:table-cell table:number-columns-repeated="5"/>
        </table:table-row>
        <table:table-row table:style-name="ro1">
          <table:table-cell table:formula="of:=[.A11]+10" office:value-type="float" office:value="30" calcext:value-type="float">
            <text:p>30</text:p>
          </table:table-cell>
          <table:table-cell table:formula="of:=1/[.$B$2]*[.B$8]*[.$A12]*1000" office:value-type="float" office:value="0.00375" calcext:value-type="float">
            <text:p>0,003750</text:p>
          </table:table-cell>
          <table:table-cell table:formula="of:=1/[.$B$2]*[.C$8]*[.$A12]*1000" office:value-type="float" office:value="0.0075" calcext:value-type="float">
            <text:p>0,0075</text:p>
          </table:table-cell>
          <table:table-cell table:formula="of:=1/[.$B$2]*[.D$8]*[.$A12]*1000" office:value-type="float" office:value="0.015" calcext:value-type="float">
            <text:p>0,0150</text:p>
          </table:table-cell>
          <table:table-cell table:formula="of:=1/[.$B$2]*[.E$8]*[.$A12]*1000" office:value-type="float" office:value="0.03" calcext:value-type="float">
            <text:p>0,030</text:p>
          </table:table-cell>
          <table:table-cell table:formula="of:=1/[.$B$2]*[.F$8]*[.$A12]*1000" office:value-type="float" office:value="0.06" calcext:value-type="float">
            <text:p>0,06</text:p>
          </table:table-cell>
          <table:table-cell table:formula="of:=1/[.$B$2]*[.G$8]*[.$A12]*1000" office:value-type="float" office:value="0.12" calcext:value-type="float">
            <text:p>0,12</text:p>
          </table:table-cell>
          <table:table-cell table:formula="of:=1/[.$B$2]*[.H$8]*[.$A12]*1000" office:value-type="float" office:value="0.24" calcext:value-type="float">
            <text:p>0,24</text:p>
          </table:table-cell>
          <table:table-cell table:formula="of:=1/[.$B$2]*[.I$8]*[.$A12]*1000" office:value-type="float" office:value="0.48" calcext:value-type="float">
            <text:p>0,48</text:p>
          </table:table-cell>
          <table:table-cell table:formula="of:=1/[.$B$2]*[.J$8]*[.$A12]*1000" office:value-type="float" office:value="0.96" calcext:value-type="float">
            <text:p>0,96</text:p>
          </table:table-cell>
          <table:table-cell table:formula="of:=1/[.$B$2]*[.K$8]*[.$A12]*1000" office:value-type="float" office:value="1.92" calcext:value-type="float">
            <text:p>1,92</text:p>
          </table:table-cell>
          <table:table-cell table:formula="of:=1/[.$B$2]*[.L$8]*[.$A12]*1000" office:value-type="float" office:value="3.84" calcext:value-type="float">
            <text:p>3,84</text:p>
          </table:table-cell>
          <table:table-cell table:formula="of:=1/[.$B$2]*[.M$8]*[.$A12]*1000" office:value-type="float" office:value="7.68" calcext:value-type="float">
            <text:p>7,68</text:p>
          </table:table-cell>
          <table:table-cell table:formula="of:=1/[.$B$2]*[.N$8]*[.$A12]*1000" office:value-type="float" office:value="15.36" calcext:value-type="float">
            <text:p>15,36</text:p>
          </table:table-cell>
          <table:table-cell table:formula="of:=1/[.$B$2]*[.O$8]*[.$A12]*1000" office:value-type="float" office:value="30.48375" calcext:value-type="float">
            <text:p>30,48</text:p>
          </table:table-cell>
          <table:table-cell table:formula="of:=1/[.$B$2]*[.P$8]*[.$A12]*1000" office:value-type="float" office:value="61.44" calcext:value-type="float">
            <text:p>61,44</text:p>
          </table:table-cell>
          <table:table-cell table:number-columns-repeated="5"/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table:formula="of:=1/[.$B$2]*[.B$8]*[.$A13]*1000" office:value-type="float" office:value="0.005" calcext:value-type="float">
            <text:p>0,005000</text:p>
          </table:table-cell>
          <table:table-cell table:formula="of:=1/[.$B$2]*[.C$8]*[.$A13]*1000" office:value-type="float" office:value="0.01" calcext:value-type="float">
            <text:p>0,0100</text:p>
          </table:table-cell>
          <table:table-cell table:formula="of:=1/[.$B$2]*[.D$8]*[.$A13]*1000" office:value-type="float" office:value="0.02" calcext:value-type="float">
            <text:p>0,0200</text:p>
          </table:table-cell>
          <table:table-cell table:formula="of:=1/[.$B$2]*[.E$8]*[.$A13]*1000" office:value-type="float" office:value="0.04" calcext:value-type="float">
            <text:p>0,040</text:p>
          </table:table-cell>
          <table:table-cell table:formula="of:=1/[.$B$2]*[.F$8]*[.$A13]*1000" office:value-type="float" office:value="0.08" calcext:value-type="float">
            <text:p>0,08</text:p>
          </table:table-cell>
          <table:table-cell table:formula="of:=1/[.$B$2]*[.G$8]*[.$A13]*1000" office:value-type="float" office:value="0.16" calcext:value-type="float">
            <text:p>0,16</text:p>
          </table:table-cell>
          <table:table-cell table:formula="of:=1/[.$B$2]*[.H$8]*[.$A13]*1000" office:value-type="float" office:value="0.32" calcext:value-type="float">
            <text:p>0,32</text:p>
          </table:table-cell>
          <table:table-cell table:formula="of:=1/[.$B$2]*[.I$8]*[.$A13]*1000" office:value-type="float" office:value="0.64" calcext:value-type="float">
            <text:p>0,64</text:p>
          </table:table-cell>
          <table:table-cell table:formula="of:=1/[.$B$2]*[.J$8]*[.$A13]*1000" office:value-type="float" office:value="1.28" calcext:value-type="float">
            <text:p>1,28</text:p>
          </table:table-cell>
          <table:table-cell table:formula="of:=1/[.$B$2]*[.K$8]*[.$A13]*1000" office:value-type="float" office:value="2.56" calcext:value-type="float">
            <text:p>2,56</text:p>
          </table:table-cell>
          <table:table-cell table:formula="of:=1/[.$B$2]*[.L$8]*[.$A13]*1000" office:value-type="float" office:value="5.12" calcext:value-type="float">
            <text:p>5,12</text:p>
          </table:table-cell>
          <table:table-cell table:formula="of:=1/[.$B$2]*[.M$8]*[.$A13]*1000" office:value-type="float" office:value="10.24" calcext:value-type="float">
            <text:p>10,24</text:p>
          </table:table-cell>
          <table:table-cell table:formula="of:=1/[.$B$2]*[.N$8]*[.$A13]*1000" office:value-type="float" office:value="20.48" calcext:value-type="float">
            <text:p>20,48</text:p>
          </table:table-cell>
          <table:table-cell table:formula="of:=1/[.$B$2]*[.O$8]*[.$A13]*1000" office:value-type="float" office:value="40.645" calcext:value-type="float">
            <text:p>40,65</text:p>
          </table:table-cell>
          <table:table-cell table:formula="of:=1/[.$B$2]*[.P$8]*[.$A13]*1000" office:value-type="float" office:value="81.92" calcext:value-type="float">
            <text:p>81,92</text:p>
          </table:table-cell>
          <table:table-cell table:number-columns-repeated="5"/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table:formula="of:=1/[.$B$2]*[.B$8]*[.$A14]*1000" office:value-type="float" office:value="0.00625" calcext:value-type="float">
            <text:p>0,006250</text:p>
          </table:table-cell>
          <table:table-cell table:formula="of:=1/[.$B$2]*[.C$8]*[.$A14]*1000" office:value-type="float" office:value="0.0125" calcext:value-type="float">
            <text:p>0,0125</text:p>
          </table:table-cell>
          <table:table-cell table:formula="of:=1/[.$B$2]*[.D$8]*[.$A14]*1000" office:value-type="float" office:value="0.025" calcext:value-type="float">
            <text:p>0,0250</text:p>
          </table:table-cell>
          <table:table-cell table:formula="of:=1/[.$B$2]*[.E$8]*[.$A14]*1000" office:value-type="float" office:value="0.05" calcext:value-type="float">
            <text:p>0,050</text:p>
          </table:table-cell>
          <table:table-cell table:formula="of:=1/[.$B$2]*[.F$8]*[.$A14]*1000" office:value-type="float" office:value="0.1" calcext:value-type="float">
            <text:p>0,10</text:p>
          </table:table-cell>
          <table:table-cell table:formula="of:=1/[.$B$2]*[.G$8]*[.$A14]*1000" office:value-type="float" office:value="0.2" calcext:value-type="float">
            <text:p>0,20</text:p>
          </table:table-cell>
          <table:table-cell table:formula="of:=1/[.$B$2]*[.H$8]*[.$A14]*1000" office:value-type="float" office:value="0.4" calcext:value-type="float">
            <text:p>0,40</text:p>
          </table:table-cell>
          <table:table-cell table:formula="of:=1/[.$B$2]*[.I$8]*[.$A14]*1000" office:value-type="float" office:value="0.8" calcext:value-type="float">
            <text:p>0,80</text:p>
          </table:table-cell>
          <table:table-cell table:formula="of:=1/[.$B$2]*[.J$8]*[.$A14]*1000" office:value-type="float" office:value="1.6" calcext:value-type="float">
            <text:p>1,60</text:p>
          </table:table-cell>
          <table:table-cell table:formula="of:=1/[.$B$2]*[.K$8]*[.$A14]*1000" office:value-type="float" office:value="3.2" calcext:value-type="float">
            <text:p>3,20</text:p>
          </table:table-cell>
          <table:table-cell table:formula="of:=1/[.$B$2]*[.L$8]*[.$A14]*1000" office:value-type="float" office:value="6.4" calcext:value-type="float">
            <text:p>6,40</text:p>
          </table:table-cell>
          <table:table-cell table:formula="of:=1/[.$B$2]*[.M$8]*[.$A14]*1000" office:value-type="float" office:value="12.8" calcext:value-type="float">
            <text:p>12,80</text:p>
          </table:table-cell>
          <table:table-cell table:formula="of:=1/[.$B$2]*[.N$8]*[.$A14]*1000" office:value-type="float" office:value="25.6" calcext:value-type="float">
            <text:p>25,60</text:p>
          </table:table-cell>
          <table:table-cell table:formula="of:=1/[.$B$2]*[.O$8]*[.$A14]*1000" office:value-type="float" office:value="50.80625" calcext:value-type="float">
            <text:p>50,81</text:p>
          </table:table-cell>
          <table:table-cell table:formula="of:=1/[.$B$2]*[.P$8]*[.$A14]*1000" office:value-type="float" office:value="102.4" calcext:value-type="float">
            <text:p>102,40</text:p>
          </table:table-cell>
          <table:table-cell table:number-columns-repeated="5"/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table:formula="of:=1/[.$B$2]*[.B$8]*[.$A15]*1000" office:value-type="float" office:value="0.0075" calcext:value-type="float">
            <text:p>0,007500</text:p>
          </table:table-cell>
          <table:table-cell table:formula="of:=1/[.$B$2]*[.C$8]*[.$A15]*1000" office:value-type="float" office:value="0.015" calcext:value-type="float">
            <text:p>0,0150</text:p>
          </table:table-cell>
          <table:table-cell table:formula="of:=1/[.$B$2]*[.D$8]*[.$A15]*1000" office:value-type="float" office:value="0.03" calcext:value-type="float">
            <text:p>0,0300</text:p>
          </table:table-cell>
          <table:table-cell table:formula="of:=1/[.$B$2]*[.E$8]*[.$A15]*1000" office:value-type="float" office:value="0.06" calcext:value-type="float">
            <text:p>0,060</text:p>
          </table:table-cell>
          <table:table-cell table:formula="of:=1/[.$B$2]*[.F$8]*[.$A15]*1000" office:value-type="float" office:value="0.12" calcext:value-type="float">
            <text:p>0,12</text:p>
          </table:table-cell>
          <table:table-cell table:formula="of:=1/[.$B$2]*[.G$8]*[.$A15]*1000" office:value-type="float" office:value="0.24" calcext:value-type="float">
            <text:p>0,24</text:p>
          </table:table-cell>
          <table:table-cell table:formula="of:=1/[.$B$2]*[.H$8]*[.$A15]*1000" office:value-type="float" office:value="0.48" calcext:value-type="float">
            <text:p>0,48</text:p>
          </table:table-cell>
          <table:table-cell table:formula="of:=1/[.$B$2]*[.I$8]*[.$A15]*1000" office:value-type="float" office:value="0.96" calcext:value-type="float">
            <text:p>0,96</text:p>
          </table:table-cell>
          <table:table-cell table:formula="of:=1/[.$B$2]*[.J$8]*[.$A15]*1000" office:value-type="float" office:value="1.92" calcext:value-type="float">
            <text:p>1,92</text:p>
          </table:table-cell>
          <table:table-cell table:formula="of:=1/[.$B$2]*[.K$8]*[.$A15]*1000" office:value-type="float" office:value="3.84" calcext:value-type="float">
            <text:p>3,84</text:p>
          </table:table-cell>
          <table:table-cell table:formula="of:=1/[.$B$2]*[.L$8]*[.$A15]*1000" office:value-type="float" office:value="7.68" calcext:value-type="float">
            <text:p>7,68</text:p>
          </table:table-cell>
          <table:table-cell table:formula="of:=1/[.$B$2]*[.M$8]*[.$A15]*1000" office:value-type="float" office:value="15.36" calcext:value-type="float">
            <text:p>15,36</text:p>
          </table:table-cell>
          <table:table-cell table:formula="of:=1/[.$B$2]*[.N$8]*[.$A15]*1000" office:value-type="float" office:value="30.72" calcext:value-type="float">
            <text:p>30,72</text:p>
          </table:table-cell>
          <table:table-cell table:formula="of:=1/[.$B$2]*[.O$8]*[.$A15]*1000" office:value-type="float" office:value="60.9675" calcext:value-type="float">
            <text:p>60,97</text:p>
          </table:table-cell>
          <table:table-cell table:formula="of:=1/[.$B$2]*[.P$8]*[.$A15]*1000" office:value-type="float" office:value="122.88" calcext:value-type="float">
            <text:p>122,88</text:p>
          </table:table-cell>
          <table:table-cell table:number-columns-repeated="5"/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table:formula="of:=1/[.$B$2]*[.B$8]*[.$A16]*1000" office:value-type="float" office:value="0.00875" calcext:value-type="float">
            <text:p>0,008750</text:p>
          </table:table-cell>
          <table:table-cell table:formula="of:=1/[.$B$2]*[.C$8]*[.$A16]*1000" office:value-type="float" office:value="0.0175" calcext:value-type="float">
            <text:p>0,0175</text:p>
          </table:table-cell>
          <table:table-cell table:formula="of:=1/[.$B$2]*[.D$8]*[.$A16]*1000" office:value-type="float" office:value="0.035" calcext:value-type="float">
            <text:p>0,0350</text:p>
          </table:table-cell>
          <table:table-cell table:formula="of:=1/[.$B$2]*[.E$8]*[.$A16]*1000" office:value-type="float" office:value="0.07" calcext:value-type="float">
            <text:p>0,070</text:p>
          </table:table-cell>
          <table:table-cell table:formula="of:=1/[.$B$2]*[.F$8]*[.$A16]*1000" office:value-type="float" office:value="0.14" calcext:value-type="float">
            <text:p>0,14</text:p>
          </table:table-cell>
          <table:table-cell table:formula="of:=1/[.$B$2]*[.G$8]*[.$A16]*1000" office:value-type="float" office:value="0.28" calcext:value-type="float">
            <text:p>0,28</text:p>
          </table:table-cell>
          <table:table-cell table:formula="of:=1/[.$B$2]*[.H$8]*[.$A16]*1000" office:value-type="float" office:value="0.56" calcext:value-type="float">
            <text:p>0,56</text:p>
          </table:table-cell>
          <table:table-cell table:formula="of:=1/[.$B$2]*[.I$8]*[.$A16]*1000" office:value-type="float" office:value="1.12" calcext:value-type="float">
            <text:p>1,12</text:p>
          </table:table-cell>
          <table:table-cell table:formula="of:=1/[.$B$2]*[.J$8]*[.$A16]*1000" office:value-type="float" office:value="2.24" calcext:value-type="float">
            <text:p>2,24</text:p>
          </table:table-cell>
          <table:table-cell table:formula="of:=1/[.$B$2]*[.K$8]*[.$A16]*1000" office:value-type="float" office:value="4.48" calcext:value-type="float">
            <text:p>4,48</text:p>
          </table:table-cell>
          <table:table-cell table:formula="of:=1/[.$B$2]*[.L$8]*[.$A16]*1000" office:value-type="float" office:value="8.96" calcext:value-type="float">
            <text:p>8,96</text:p>
          </table:table-cell>
          <table:table-cell table:formula="of:=1/[.$B$2]*[.M$8]*[.$A16]*1000" office:value-type="float" office:value="17.92" calcext:value-type="float">
            <text:p>17,92</text:p>
          </table:table-cell>
          <table:table-cell table:formula="of:=1/[.$B$2]*[.N$8]*[.$A16]*1000" office:value-type="float" office:value="35.84" calcext:value-type="float">
            <text:p>35,84</text:p>
          </table:table-cell>
          <table:table-cell table:formula="of:=1/[.$B$2]*[.O$8]*[.$A16]*1000" office:value-type="float" office:value="71.12875" calcext:value-type="float">
            <text:p>71,13</text:p>
          </table:table-cell>
          <table:table-cell table:formula="of:=1/[.$B$2]*[.P$8]*[.$A16]*1000" office:value-type="float" office:value="143.36" calcext:value-type="float">
            <text:p>143,36</text:p>
          </table:table-cell>
          <table:table-cell table:number-columns-repeated="5"/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table:formula="of:=1/[.$B$2]*[.B$8]*[.$A17]*1000" office:value-type="float" office:value="0.01" calcext:value-type="float">
            <text:p>0,010000</text:p>
          </table:table-cell>
          <table:table-cell table:formula="of:=1/[.$B$2]*[.C$8]*[.$A17]*1000" office:value-type="float" office:value="0.02" calcext:value-type="float">
            <text:p>0,0200</text:p>
          </table:table-cell>
          <table:table-cell table:formula="of:=1/[.$B$2]*[.D$8]*[.$A17]*1000" office:value-type="float" office:value="0.04" calcext:value-type="float">
            <text:p>0,0400</text:p>
          </table:table-cell>
          <table:table-cell table:formula="of:=1/[.$B$2]*[.E$8]*[.$A17]*1000" office:value-type="float" office:value="0.08" calcext:value-type="float">
            <text:p>0,080</text:p>
          </table:table-cell>
          <table:table-cell table:formula="of:=1/[.$B$2]*[.F$8]*[.$A17]*1000" office:value-type="float" office:value="0.16" calcext:value-type="float">
            <text:p>0,16</text:p>
          </table:table-cell>
          <table:table-cell table:formula="of:=1/[.$B$2]*[.G$8]*[.$A17]*1000" office:value-type="float" office:value="0.32" calcext:value-type="float">
            <text:p>0,32</text:p>
          </table:table-cell>
          <table:table-cell table:formula="of:=1/[.$B$2]*[.H$8]*[.$A17]*1000" office:value-type="float" office:value="0.64" calcext:value-type="float">
            <text:p>0,64</text:p>
          </table:table-cell>
          <table:table-cell table:formula="of:=1/[.$B$2]*[.I$8]*[.$A17]*1000" office:value-type="float" office:value="1.28" calcext:value-type="float">
            <text:p>1,28</text:p>
          </table:table-cell>
          <table:table-cell table:formula="of:=1/[.$B$2]*[.J$8]*[.$A17]*1000" office:value-type="float" office:value="2.56" calcext:value-type="float">
            <text:p>2,56</text:p>
          </table:table-cell>
          <table:table-cell table:formula="of:=1/[.$B$2]*[.K$8]*[.$A17]*1000" office:value-type="float" office:value="5.12" calcext:value-type="float">
            <text:p>5,12</text:p>
          </table:table-cell>
          <table:table-cell table:formula="of:=1/[.$B$2]*[.L$8]*[.$A17]*1000" office:value-type="float" office:value="10.24" calcext:value-type="float">
            <text:p>10,24</text:p>
          </table:table-cell>
          <table:table-cell table:formula="of:=1/[.$B$2]*[.M$8]*[.$A17]*1000" office:value-type="float" office:value="20.48" calcext:value-type="float">
            <text:p>20,48</text:p>
          </table:table-cell>
          <table:table-cell table:formula="of:=1/[.$B$2]*[.N$8]*[.$A17]*1000" office:value-type="float" office:value="40.96" calcext:value-type="float">
            <text:p>40,96</text:p>
          </table:table-cell>
          <table:table-cell table:formula="of:=1/[.$B$2]*[.O$8]*[.$A17]*1000" office:value-type="float" office:value="81.29" calcext:value-type="float">
            <text:p>81,29</text:p>
          </table:table-cell>
          <table:table-cell table:formula="of:=1/[.$B$2]*[.P$8]*[.$A17]*1000" office:value-type="float" office:value="163.84" calcext:value-type="float">
            <text:p>163,84</text:p>
          </table:table-cell>
          <table:table-cell table:number-columns-repeated="5"/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table:formula="of:=1/[.$B$2]*[.B$8]*[.$A18]*1000" office:value-type="float" office:value="0.01125" calcext:value-type="float">
            <text:p>0,011250</text:p>
          </table:table-cell>
          <table:table-cell table:formula="of:=1/[.$B$2]*[.C$8]*[.$A18]*1000" office:value-type="float" office:value="0.0225" calcext:value-type="float">
            <text:p>0,0225</text:p>
          </table:table-cell>
          <table:table-cell table:formula="of:=1/[.$B$2]*[.D$8]*[.$A18]*1000" office:value-type="float" office:value="0.045" calcext:value-type="float">
            <text:p>0,0450</text:p>
          </table:table-cell>
          <table:table-cell table:formula="of:=1/[.$B$2]*[.E$8]*[.$A18]*1000" office:value-type="float" office:value="0.09" calcext:value-type="float">
            <text:p>0,090</text:p>
          </table:table-cell>
          <table:table-cell table:formula="of:=1/[.$B$2]*[.F$8]*[.$A18]*1000" office:value-type="float" office:value="0.18" calcext:value-type="float">
            <text:p>0,18</text:p>
          </table:table-cell>
          <table:table-cell table:formula="of:=1/[.$B$2]*[.G$8]*[.$A18]*1000" office:value-type="float" office:value="0.36" calcext:value-type="float">
            <text:p>0,36</text:p>
          </table:table-cell>
          <table:table-cell table:formula="of:=1/[.$B$2]*[.H$8]*[.$A18]*1000" office:value-type="float" office:value="0.72" calcext:value-type="float">
            <text:p>0,72</text:p>
          </table:table-cell>
          <table:table-cell table:formula="of:=1/[.$B$2]*[.I$8]*[.$A18]*1000" office:value-type="float" office:value="1.44" calcext:value-type="float">
            <text:p>1,44</text:p>
          </table:table-cell>
          <table:table-cell table:formula="of:=1/[.$B$2]*[.J$8]*[.$A18]*1000" office:value-type="float" office:value="2.88" calcext:value-type="float">
            <text:p>2,88</text:p>
          </table:table-cell>
          <table:table-cell table:formula="of:=1/[.$B$2]*[.K$8]*[.$A18]*1000" office:value-type="float" office:value="5.76" calcext:value-type="float">
            <text:p>5,76</text:p>
          </table:table-cell>
          <table:table-cell table:formula="of:=1/[.$B$2]*[.L$8]*[.$A18]*1000" office:value-type="float" office:value="11.52" calcext:value-type="float">
            <text:p>11,52</text:p>
          </table:table-cell>
          <table:table-cell table:formula="of:=1/[.$B$2]*[.M$8]*[.$A18]*1000" office:value-type="float" office:value="23.04" calcext:value-type="float">
            <text:p>23,04</text:p>
          </table:table-cell>
          <table:table-cell table:formula="of:=1/[.$B$2]*[.N$8]*[.$A18]*1000" office:value-type="float" office:value="46.08" calcext:value-type="float">
            <text:p>46,08</text:p>
          </table:table-cell>
          <table:table-cell table:formula="of:=1/[.$B$2]*[.O$8]*[.$A18]*1000" office:value-type="float" office:value="91.45125" calcext:value-type="float">
            <text:p>91,45</text:p>
          </table:table-cell>
          <table:table-cell table:formula="of:=1/[.$B$2]*[.P$8]*[.$A18]*1000" office:value-type="float" office:value="184.32" calcext:value-type="float">
            <text:p>184,32</text:p>
          </table:table-cell>
          <table:table-cell table:number-columns-repeated="5"/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table:formula="of:=1/[.$B$2]*[.B$8]*[.$A19]*1000" office:value-type="float" office:value="0.0125" calcext:value-type="float">
            <text:p>0,012500</text:p>
          </table:table-cell>
          <table:table-cell table:formula="of:=1/[.$B$2]*[.C$8]*[.$A19]*1000" office:value-type="float" office:value="0.025" calcext:value-type="float">
            <text:p>0,0250</text:p>
          </table:table-cell>
          <table:table-cell table:formula="of:=1/[.$B$2]*[.D$8]*[.$A19]*1000" office:value-type="float" office:value="0.05" calcext:value-type="float">
            <text:p>0,0500</text:p>
          </table:table-cell>
          <table:table-cell table:formula="of:=1/[.$B$2]*[.E$8]*[.$A19]*1000" office:value-type="float" office:value="0.1" calcext:value-type="float">
            <text:p>0,100</text:p>
          </table:table-cell>
          <table:table-cell table:formula="of:=1/[.$B$2]*[.F$8]*[.$A19]*1000" office:value-type="float" office:value="0.2" calcext:value-type="float">
            <text:p>0,20</text:p>
          </table:table-cell>
          <table:table-cell table:formula="of:=1/[.$B$2]*[.G$8]*[.$A19]*1000" office:value-type="float" office:value="0.4" calcext:value-type="float">
            <text:p>0,40</text:p>
          </table:table-cell>
          <table:table-cell table:formula="of:=1/[.$B$2]*[.H$8]*[.$A19]*1000" office:value-type="float" office:value="0.8" calcext:value-type="float">
            <text:p>0,80</text:p>
          </table:table-cell>
          <table:table-cell table:formula="of:=1/[.$B$2]*[.I$8]*[.$A19]*1000" office:value-type="float" office:value="1.6" calcext:value-type="float">
            <text:p>1,60</text:p>
          </table:table-cell>
          <table:table-cell table:formula="of:=1/[.$B$2]*[.J$8]*[.$A19]*1000" office:value-type="float" office:value="3.2" calcext:value-type="float">
            <text:p>3,20</text:p>
          </table:table-cell>
          <table:table-cell table:formula="of:=1/[.$B$2]*[.K$8]*[.$A19]*1000" office:value-type="float" office:value="6.4" calcext:value-type="float">
            <text:p>6,40</text:p>
          </table:table-cell>
          <table:table-cell table:formula="of:=1/[.$B$2]*[.L$8]*[.$A19]*1000" office:value-type="float" office:value="12.8" calcext:value-type="float">
            <text:p>12,80</text:p>
          </table:table-cell>
          <table:table-cell table:formula="of:=1/[.$B$2]*[.M$8]*[.$A19]*1000" office:value-type="float" office:value="25.6" calcext:value-type="float">
            <text:p>25,60</text:p>
          </table:table-cell>
          <table:table-cell table:formula="of:=1/[.$B$2]*[.N$8]*[.$A19]*1000" office:value-type="float" office:value="51.2" calcext:value-type="float">
            <text:p>51,20</text:p>
          </table:table-cell>
          <table:table-cell table:formula="of:=1/[.$B$2]*[.O$8]*[.$A19]*1000" office:value-type="float" office:value="101.6125" calcext:value-type="float">
            <text:p>101,61</text:p>
          </table:table-cell>
          <table:table-cell table:formula="of:=1/[.$B$2]*[.P$8]*[.$A19]*1000" office:value-type="float" office:value="204.8" calcext:value-type="float">
            <text:p>204,80</text:p>
          </table:table-cell>
          <table:table-cell table:number-columns-repeated="5"/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table:formula="of:=1/[.$B$2]*[.B$8]*[.$A20]*1000" office:value-type="float" office:value="0.01375" calcext:value-type="float">
            <text:p>0,013750</text:p>
          </table:table-cell>
          <table:table-cell table:formula="of:=1/[.$B$2]*[.C$8]*[.$A20]*1000" office:value-type="float" office:value="0.0275" calcext:value-type="float">
            <text:p>0,0275</text:p>
          </table:table-cell>
          <table:table-cell table:formula="of:=1/[.$B$2]*[.D$8]*[.$A20]*1000" office:value-type="float" office:value="0.055" calcext:value-type="float">
            <text:p>0,0550</text:p>
          </table:table-cell>
          <table:table-cell table:formula="of:=1/[.$B$2]*[.E$8]*[.$A20]*1000" office:value-type="float" office:value="0.11" calcext:value-type="float">
            <text:p>0,110</text:p>
          </table:table-cell>
          <table:table-cell table:formula="of:=1/[.$B$2]*[.F$8]*[.$A20]*1000" office:value-type="float" office:value="0.22" calcext:value-type="float">
            <text:p>0,22</text:p>
          </table:table-cell>
          <table:table-cell table:formula="of:=1/[.$B$2]*[.G$8]*[.$A20]*1000" office:value-type="float" office:value="0.44" calcext:value-type="float">
            <text:p>0,44</text:p>
          </table:table-cell>
          <table:table-cell table:formula="of:=1/[.$B$2]*[.H$8]*[.$A20]*1000" office:value-type="float" office:value="0.88" calcext:value-type="float">
            <text:p>0,88</text:p>
          </table:table-cell>
          <table:table-cell table:formula="of:=1/[.$B$2]*[.I$8]*[.$A20]*1000" office:value-type="float" office:value="1.76" calcext:value-type="float">
            <text:p>1,76</text:p>
          </table:table-cell>
          <table:table-cell table:formula="of:=1/[.$B$2]*[.J$8]*[.$A20]*1000" office:value-type="float" office:value="3.52" calcext:value-type="float">
            <text:p>3,52</text:p>
          </table:table-cell>
          <table:table-cell table:formula="of:=1/[.$B$2]*[.K$8]*[.$A20]*1000" office:value-type="float" office:value="7.04" calcext:value-type="float">
            <text:p>7,04</text:p>
          </table:table-cell>
          <table:table-cell table:formula="of:=1/[.$B$2]*[.L$8]*[.$A20]*1000" office:value-type="float" office:value="14.08" calcext:value-type="float">
            <text:p>14,08</text:p>
          </table:table-cell>
          <table:table-cell table:formula="of:=1/[.$B$2]*[.M$8]*[.$A20]*1000" office:value-type="float" office:value="28.16" calcext:value-type="float">
            <text:p>28,16</text:p>
          </table:table-cell>
          <table:table-cell table:formula="of:=1/[.$B$2]*[.N$8]*[.$A20]*1000" office:value-type="float" office:value="56.32" calcext:value-type="float">
            <text:p>56,32</text:p>
          </table:table-cell>
          <table:table-cell table:formula="of:=1/[.$B$2]*[.O$8]*[.$A20]*1000" office:value-type="float" office:value="111.77375" calcext:value-type="float">
            <text:p>111,77</text:p>
          </table:table-cell>
          <table:table-cell table:formula="of:=1/[.$B$2]*[.P$8]*[.$A20]*1000" office:value-type="float" office:value="225.28" calcext:value-type="float">
            <text:p>225,28</text:p>
          </table:table-cell>
          <table:table-cell table:number-columns-repeated="5"/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table:formula="of:=1/[.$B$2]*[.B$8]*[.$A21]*1000" office:value-type="float" office:value="0.015" calcext:value-type="float">
            <text:p>0,015000</text:p>
          </table:table-cell>
          <table:table-cell table:formula="of:=1/[.$B$2]*[.C$8]*[.$A21]*1000" office:value-type="float" office:value="0.03" calcext:value-type="float">
            <text:p>0,0300</text:p>
          </table:table-cell>
          <table:table-cell table:formula="of:=1/[.$B$2]*[.D$8]*[.$A21]*1000" office:value-type="float" office:value="0.06" calcext:value-type="float">
            <text:p>0,0600</text:p>
          </table:table-cell>
          <table:table-cell table:formula="of:=1/[.$B$2]*[.E$8]*[.$A21]*1000" office:value-type="float" office:value="0.12" calcext:value-type="float">
            <text:p>0,120</text:p>
          </table:table-cell>
          <table:table-cell table:formula="of:=1/[.$B$2]*[.F$8]*[.$A21]*1000" office:value-type="float" office:value="0.24" calcext:value-type="float">
            <text:p>0,24</text:p>
          </table:table-cell>
          <table:table-cell table:formula="of:=1/[.$B$2]*[.G$8]*[.$A21]*1000" office:value-type="float" office:value="0.48" calcext:value-type="float">
            <text:p>0,48</text:p>
          </table:table-cell>
          <table:table-cell table:formula="of:=1/[.$B$2]*[.H$8]*[.$A21]*1000" office:value-type="float" office:value="0.96" calcext:value-type="float">
            <text:p>0,96</text:p>
          </table:table-cell>
          <table:table-cell table:formula="of:=1/[.$B$2]*[.I$8]*[.$A21]*1000" office:value-type="float" office:value="1.92" calcext:value-type="float">
            <text:p>1,92</text:p>
          </table:table-cell>
          <table:table-cell table:formula="of:=1/[.$B$2]*[.J$8]*[.$A21]*1000" office:value-type="float" office:value="3.84" calcext:value-type="float">
            <text:p>3,84</text:p>
          </table:table-cell>
          <table:table-cell table:formula="of:=1/[.$B$2]*[.K$8]*[.$A21]*1000" office:value-type="float" office:value="7.68" calcext:value-type="float">
            <text:p>7,68</text:p>
          </table:table-cell>
          <table:table-cell table:formula="of:=1/[.$B$2]*[.L$8]*[.$A21]*1000" office:value-type="float" office:value="15.36" calcext:value-type="float">
            <text:p>15,36</text:p>
          </table:table-cell>
          <table:table-cell table:formula="of:=1/[.$B$2]*[.M$8]*[.$A21]*1000" office:value-type="float" office:value="30.72" calcext:value-type="float">
            <text:p>30,72</text:p>
          </table:table-cell>
          <table:table-cell table:formula="of:=1/[.$B$2]*[.N$8]*[.$A21]*1000" office:value-type="float" office:value="61.44" calcext:value-type="float">
            <text:p>61,44</text:p>
          </table:table-cell>
          <table:table-cell table:formula="of:=1/[.$B$2]*[.O$8]*[.$A21]*1000" office:value-type="float" office:value="121.935" calcext:value-type="float">
            <text:p>121,94</text:p>
          </table:table-cell>
          <table:table-cell table:formula="of:=1/[.$B$2]*[.P$8]*[.$A21]*1000" office:value-type="float" office:value="245.76" calcext:value-type="float">
            <text:p>245,76</text:p>
          </table:table-cell>
          <table:table-cell table:number-columns-repeated="5"/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table:formula="of:=1/[.$B$2]*[.B$8]*[.$A22]*1000" office:value-type="float" office:value="0.01625" calcext:value-type="float">
            <text:p>0,016250</text:p>
          </table:table-cell>
          <table:table-cell table:formula="of:=1/[.$B$2]*[.C$8]*[.$A22]*1000" office:value-type="float" office:value="0.0325" calcext:value-type="float">
            <text:p>0,0325</text:p>
          </table:table-cell>
          <table:table-cell table:formula="of:=1/[.$B$2]*[.D$8]*[.$A22]*1000" office:value-type="float" office:value="0.065" calcext:value-type="float">
            <text:p>0,0650</text:p>
          </table:table-cell>
          <table:table-cell table:formula="of:=1/[.$B$2]*[.E$8]*[.$A22]*1000" office:value-type="float" office:value="0.13" calcext:value-type="float">
            <text:p>0,130</text:p>
          </table:table-cell>
          <table:table-cell table:formula="of:=1/[.$B$2]*[.F$8]*[.$A22]*1000" office:value-type="float" office:value="0.26" calcext:value-type="float">
            <text:p>0,26</text:p>
          </table:table-cell>
          <table:table-cell table:formula="of:=1/[.$B$2]*[.G$8]*[.$A22]*1000" office:value-type="float" office:value="0.52" calcext:value-type="float">
            <text:p>0,52</text:p>
          </table:table-cell>
          <table:table-cell table:formula="of:=1/[.$B$2]*[.H$8]*[.$A22]*1000" office:value-type="float" office:value="1.04" calcext:value-type="float">
            <text:p>1,04</text:p>
          </table:table-cell>
          <table:table-cell table:formula="of:=1/[.$B$2]*[.I$8]*[.$A22]*1000" office:value-type="float" office:value="2.08" calcext:value-type="float">
            <text:p>2,08</text:p>
          </table:table-cell>
          <table:table-cell table:formula="of:=1/[.$B$2]*[.J$8]*[.$A22]*1000" office:value-type="float" office:value="4.16" calcext:value-type="float">
            <text:p>4,16</text:p>
          </table:table-cell>
          <table:table-cell table:formula="of:=1/[.$B$2]*[.K$8]*[.$A22]*1000" office:value-type="float" office:value="8.32" calcext:value-type="float">
            <text:p>8,32</text:p>
          </table:table-cell>
          <table:table-cell table:formula="of:=1/[.$B$2]*[.L$8]*[.$A22]*1000" office:value-type="float" office:value="16.64" calcext:value-type="float">
            <text:p>16,64</text:p>
          </table:table-cell>
          <table:table-cell table:formula="of:=1/[.$B$2]*[.M$8]*[.$A22]*1000" office:value-type="float" office:value="33.28" calcext:value-type="float">
            <text:p>33,28</text:p>
          </table:table-cell>
          <table:table-cell table:formula="of:=1/[.$B$2]*[.N$8]*[.$A22]*1000" office:value-type="float" office:value="66.56" calcext:value-type="float">
            <text:p>66,56</text:p>
          </table:table-cell>
          <table:table-cell table:formula="of:=1/[.$B$2]*[.O$8]*[.$A22]*1000" office:value-type="float" office:value="132.09625" calcext:value-type="float">
            <text:p>132,10</text:p>
          </table:table-cell>
          <table:table-cell table:formula="of:=1/[.$B$2]*[.P$8]*[.$A22]*1000" office:value-type="float" office:value="266.24" calcext:value-type="float">
            <text:p>266,24</text:p>
          </table:table-cell>
          <table:table-cell table:number-columns-repeated="5"/>
        </table:table-row>
        <table:table-row table:style-name="ro1">
          <table:table-cell table:formula="of:=[.A22]+10" office:value-type="float" office:value="140" calcext:value-type="float">
            <text:p>140</text:p>
          </table:table-cell>
          <table:table-cell table:formula="of:=1/[.$B$2]*[.B$8]*[.$A23]*1000" office:value-type="float" office:value="0.0175" calcext:value-type="float">
            <text:p>0,017500</text:p>
          </table:table-cell>
          <table:table-cell table:formula="of:=1/[.$B$2]*[.C$8]*[.$A23]*1000" office:value-type="float" office:value="0.035" calcext:value-type="float">
            <text:p>0,0350</text:p>
          </table:table-cell>
          <table:table-cell table:formula="of:=1/[.$B$2]*[.D$8]*[.$A23]*1000" office:value-type="float" office:value="0.07" calcext:value-type="float">
            <text:p>0,0700</text:p>
          </table:table-cell>
          <table:table-cell table:formula="of:=1/[.$B$2]*[.E$8]*[.$A23]*1000" office:value-type="float" office:value="0.14" calcext:value-type="float">
            <text:p>0,140</text:p>
          </table:table-cell>
          <table:table-cell table:formula="of:=1/[.$B$2]*[.F$8]*[.$A23]*1000" office:value-type="float" office:value="0.28" calcext:value-type="float">
            <text:p>0,28</text:p>
          </table:table-cell>
          <table:table-cell table:formula="of:=1/[.$B$2]*[.G$8]*[.$A23]*1000" office:value-type="float" office:value="0.56" calcext:value-type="float">
            <text:p>0,56</text:p>
          </table:table-cell>
          <table:table-cell table:formula="of:=1/[.$B$2]*[.H$8]*[.$A23]*1000" office:value-type="float" office:value="1.12" calcext:value-type="float">
            <text:p>1,12</text:p>
          </table:table-cell>
          <table:table-cell table:formula="of:=1/[.$B$2]*[.I$8]*[.$A23]*1000" office:value-type="float" office:value="2.24" calcext:value-type="float">
            <text:p>2,24</text:p>
          </table:table-cell>
          <table:table-cell table:formula="of:=1/[.$B$2]*[.J$8]*[.$A23]*1000" office:value-type="float" office:value="4.48" calcext:value-type="float">
            <text:p>4,48</text:p>
          </table:table-cell>
          <table:table-cell table:formula="of:=1/[.$B$2]*[.K$8]*[.$A23]*1000" office:value-type="float" office:value="8.96" calcext:value-type="float">
            <text:p>8,96</text:p>
          </table:table-cell>
          <table:table-cell table:formula="of:=1/[.$B$2]*[.L$8]*[.$A23]*1000" office:value-type="float" office:value="17.92" calcext:value-type="float">
            <text:p>17,92</text:p>
          </table:table-cell>
          <table:table-cell table:formula="of:=1/[.$B$2]*[.M$8]*[.$A23]*1000" office:value-type="float" office:value="35.84" calcext:value-type="float">
            <text:p>35,84</text:p>
          </table:table-cell>
          <table:table-cell table:formula="of:=1/[.$B$2]*[.N$8]*[.$A23]*1000" office:value-type="float" office:value="71.68" calcext:value-type="float">
            <text:p>71,68</text:p>
          </table:table-cell>
          <table:table-cell table:formula="of:=1/[.$B$2]*[.O$8]*[.$A23]*1000" office:value-type="float" office:value="142.2575" calcext:value-type="float">
            <text:p>142,26</text:p>
          </table:table-cell>
          <table:table-cell table:formula="of:=1/[.$B$2]*[.P$8]*[.$A23]*1000" office:value-type="float" office:value="286.72" calcext:value-type="float">
            <text:p>286,72</text:p>
          </table:table-cell>
          <table:table-cell table:number-columns-repeated="5"/>
        </table:table-row>
        <table:table-row table:style-name="ro1">
          <table:table-cell table:formula="of:=[.A23]+10" office:value-type="float" office:value="150" calcext:value-type="float">
            <text:p>150</text:p>
          </table:table-cell>
          <table:table-cell table:formula="of:=1/[.$B$2]*[.B$8]*[.$A24]*1000" office:value-type="float" office:value="0.01875" calcext:value-type="float">
            <text:p>0,018750</text:p>
          </table:table-cell>
          <table:table-cell table:formula="of:=1/[.$B$2]*[.C$8]*[.$A24]*1000" office:value-type="float" office:value="0.0375" calcext:value-type="float">
            <text:p>0,0375</text:p>
          </table:table-cell>
          <table:table-cell table:formula="of:=1/[.$B$2]*[.D$8]*[.$A24]*1000" office:value-type="float" office:value="0.075" calcext:value-type="float">
            <text:p>0,0750</text:p>
          </table:table-cell>
          <table:table-cell table:formula="of:=1/[.$B$2]*[.E$8]*[.$A24]*1000" office:value-type="float" office:value="0.15" calcext:value-type="float">
            <text:p>0,150</text:p>
          </table:table-cell>
          <table:table-cell table:formula="of:=1/[.$B$2]*[.F$8]*[.$A24]*1000" office:value-type="float" office:value="0.3" calcext:value-type="float">
            <text:p>0,30</text:p>
          </table:table-cell>
          <table:table-cell table:formula="of:=1/[.$B$2]*[.G$8]*[.$A24]*1000" office:value-type="float" office:value="0.6" calcext:value-type="float">
            <text:p>0,60</text:p>
          </table:table-cell>
          <table:table-cell table:formula="of:=1/[.$B$2]*[.H$8]*[.$A24]*1000" office:value-type="float" office:value="1.2" calcext:value-type="float">
            <text:p>1,20</text:p>
          </table:table-cell>
          <table:table-cell table:formula="of:=1/[.$B$2]*[.I$8]*[.$A24]*1000" office:value-type="float" office:value="2.4" calcext:value-type="float">
            <text:p>2,40</text:p>
          </table:table-cell>
          <table:table-cell table:formula="of:=1/[.$B$2]*[.J$8]*[.$A24]*1000" office:value-type="float" office:value="4.8" calcext:value-type="float">
            <text:p>4,80</text:p>
          </table:table-cell>
          <table:table-cell table:formula="of:=1/[.$B$2]*[.K$8]*[.$A24]*1000" office:value-type="float" office:value="9.6" calcext:value-type="float">
            <text:p>9,60</text:p>
          </table:table-cell>
          <table:table-cell table:formula="of:=1/[.$B$2]*[.L$8]*[.$A24]*1000" office:value-type="float" office:value="19.2" calcext:value-type="float">
            <text:p>19,20</text:p>
          </table:table-cell>
          <table:table-cell table:formula="of:=1/[.$B$2]*[.M$8]*[.$A24]*1000" office:value-type="float" office:value="38.4" calcext:value-type="float">
            <text:p>38,40</text:p>
          </table:table-cell>
          <table:table-cell table:formula="of:=1/[.$B$2]*[.N$8]*[.$A24]*1000" office:value-type="float" office:value="76.8" calcext:value-type="float">
            <text:p>76,80</text:p>
          </table:table-cell>
          <table:table-cell table:formula="of:=1/[.$B$2]*[.O$8]*[.$A24]*1000" office:value-type="float" office:value="152.41875" calcext:value-type="float">
            <text:p>152,42</text:p>
          </table:table-cell>
          <table:table-cell table:formula="of:=1/[.$B$2]*[.P$8]*[.$A24]*1000" office:value-type="float" office:value="307.2" calcext:value-type="float">
            <text:p>307,20</text:p>
          </table:table-cell>
          <table:table-cell table:number-columns-repeated="5"/>
        </table:table-row>
        <table:table-row table:style-name="ro1">
          <table:table-cell table:formula="of:=[.A24]+10" office:value-type="float" office:value="160" calcext:value-type="float">
            <text:p>160</text:p>
          </table:table-cell>
          <table:table-cell table:formula="of:=1/[.$B$2]*[.B$8]*[.$A25]*1000" office:value-type="float" office:value="0.02" calcext:value-type="float">
            <text:p>0,020000</text:p>
          </table:table-cell>
          <table:table-cell table:formula="of:=1/[.$B$2]*[.C$8]*[.$A25]*1000" office:value-type="float" office:value="0.04" calcext:value-type="float">
            <text:p>0,0400</text:p>
          </table:table-cell>
          <table:table-cell table:formula="of:=1/[.$B$2]*[.D$8]*[.$A25]*1000" office:value-type="float" office:value="0.08" calcext:value-type="float">
            <text:p>0,0800</text:p>
          </table:table-cell>
          <table:table-cell table:formula="of:=1/[.$B$2]*[.E$8]*[.$A25]*1000" office:value-type="float" office:value="0.16" calcext:value-type="float">
            <text:p>0,160</text:p>
          </table:table-cell>
          <table:table-cell table:formula="of:=1/[.$B$2]*[.F$8]*[.$A25]*1000" office:value-type="float" office:value="0.32" calcext:value-type="float">
            <text:p>0,32</text:p>
          </table:table-cell>
          <table:table-cell table:formula="of:=1/[.$B$2]*[.G$8]*[.$A25]*1000" office:value-type="float" office:value="0.64" calcext:value-type="float">
            <text:p>0,64</text:p>
          </table:table-cell>
          <table:table-cell table:formula="of:=1/[.$B$2]*[.H$8]*[.$A25]*1000" office:value-type="float" office:value="1.28" calcext:value-type="float">
            <text:p>1,28</text:p>
          </table:table-cell>
          <table:table-cell table:formula="of:=1/[.$B$2]*[.I$8]*[.$A25]*1000" office:value-type="float" office:value="2.56" calcext:value-type="float">
            <text:p>2,56</text:p>
          </table:table-cell>
          <table:table-cell table:formula="of:=1/[.$B$2]*[.J$8]*[.$A25]*1000" office:value-type="float" office:value="5.12" calcext:value-type="float">
            <text:p>5,12</text:p>
          </table:table-cell>
          <table:table-cell table:formula="of:=1/[.$B$2]*[.K$8]*[.$A25]*1000" office:value-type="float" office:value="10.24" calcext:value-type="float">
            <text:p>10,24</text:p>
          </table:table-cell>
          <table:table-cell table:formula="of:=1/[.$B$2]*[.L$8]*[.$A25]*1000" office:value-type="float" office:value="20.48" calcext:value-type="float">
            <text:p>20,48</text:p>
          </table:table-cell>
          <table:table-cell table:formula="of:=1/[.$B$2]*[.M$8]*[.$A25]*1000" office:value-type="float" office:value="40.96" calcext:value-type="float">
            <text:p>40,96</text:p>
          </table:table-cell>
          <table:table-cell table:formula="of:=1/[.$B$2]*[.N$8]*[.$A25]*1000" office:value-type="float" office:value="81.92" calcext:value-type="float">
            <text:p>81,92</text:p>
          </table:table-cell>
          <table:table-cell table:formula="of:=1/[.$B$2]*[.O$8]*[.$A25]*1000" office:value-type="float" office:value="162.58" calcext:value-type="float">
            <text:p>162,58</text:p>
          </table:table-cell>
          <table:table-cell table:formula="of:=1/[.$B$2]*[.P$8]*[.$A25]*1000" office:value-type="float" office:value="327.68" calcext:value-type="float">
            <text:p>327,68</text:p>
          </table:table-cell>
          <table:table-cell table:number-columns-repeated="5"/>
        </table:table-row>
        <table:table-row table:style-name="ro1">
          <table:table-cell table:formula="of:=[.A25]+10" office:value-type="float" office:value="170" calcext:value-type="float">
            <text:p>170</text:p>
          </table:table-cell>
          <table:table-cell table:formula="of:=1/[.$B$2]*[.B$8]*[.$A26]*1000" office:value-type="float" office:value="0.02125" calcext:value-type="float">
            <text:p>0,021250</text:p>
          </table:table-cell>
          <table:table-cell table:formula="of:=1/[.$B$2]*[.C$8]*[.$A26]*1000" office:value-type="float" office:value="0.0425" calcext:value-type="float">
            <text:p>0,0425</text:p>
          </table:table-cell>
          <table:table-cell table:formula="of:=1/[.$B$2]*[.D$8]*[.$A26]*1000" office:value-type="float" office:value="0.085" calcext:value-type="float">
            <text:p>0,0850</text:p>
          </table:table-cell>
          <table:table-cell table:formula="of:=1/[.$B$2]*[.E$8]*[.$A26]*1000" office:value-type="float" office:value="0.17" calcext:value-type="float">
            <text:p>0,170</text:p>
          </table:table-cell>
          <table:table-cell table:formula="of:=1/[.$B$2]*[.F$8]*[.$A26]*1000" office:value-type="float" office:value="0.34" calcext:value-type="float">
            <text:p>0,34</text:p>
          </table:table-cell>
          <table:table-cell table:formula="of:=1/[.$B$2]*[.G$8]*[.$A26]*1000" office:value-type="float" office:value="0.68" calcext:value-type="float">
            <text:p>0,68</text:p>
          </table:table-cell>
          <table:table-cell table:formula="of:=1/[.$B$2]*[.H$8]*[.$A26]*1000" office:value-type="float" office:value="1.36" calcext:value-type="float">
            <text:p>1,36</text:p>
          </table:table-cell>
          <table:table-cell table:formula="of:=1/[.$B$2]*[.I$8]*[.$A26]*1000" office:value-type="float" office:value="2.72" calcext:value-type="float">
            <text:p>2,72</text:p>
          </table:table-cell>
          <table:table-cell table:formula="of:=1/[.$B$2]*[.J$8]*[.$A26]*1000" office:value-type="float" office:value="5.44" calcext:value-type="float">
            <text:p>5,44</text:p>
          </table:table-cell>
          <table:table-cell table:formula="of:=1/[.$B$2]*[.K$8]*[.$A26]*1000" office:value-type="float" office:value="10.88" calcext:value-type="float">
            <text:p>10,88</text:p>
          </table:table-cell>
          <table:table-cell table:formula="of:=1/[.$B$2]*[.L$8]*[.$A26]*1000" office:value-type="float" office:value="21.76" calcext:value-type="float">
            <text:p>21,76</text:p>
          </table:table-cell>
          <table:table-cell table:formula="of:=1/[.$B$2]*[.M$8]*[.$A26]*1000" office:value-type="float" office:value="43.52" calcext:value-type="float">
            <text:p>43,52</text:p>
          </table:table-cell>
          <table:table-cell table:formula="of:=1/[.$B$2]*[.N$8]*[.$A26]*1000" office:value-type="float" office:value="87.04" calcext:value-type="float">
            <text:p>87,04</text:p>
          </table:table-cell>
          <table:table-cell table:formula="of:=1/[.$B$2]*[.O$8]*[.$A26]*1000" office:value-type="float" office:value="172.74125" calcext:value-type="float">
            <text:p>172,74</text:p>
          </table:table-cell>
          <table:table-cell table:formula="of:=1/[.$B$2]*[.P$8]*[.$A26]*1000" office:value-type="float" office:value="348.16" calcext:value-type="float">
            <text:p>348,16</text:p>
          </table:table-cell>
          <table:table-cell table:number-columns-repeated="5"/>
        </table:table-row>
        <table:table-row table:style-name="ro1">
          <table:table-cell table:formula="of:=[.A26]+10" office:value-type="float" office:value="180" calcext:value-type="float">
            <text:p>180</text:p>
          </table:table-cell>
          <table:table-cell table:formula="of:=1/[.$B$2]*[.B$8]*[.$A27]*1000" office:value-type="float" office:value="0.0225" calcext:value-type="float">
            <text:p>0,022500</text:p>
          </table:table-cell>
          <table:table-cell table:formula="of:=1/[.$B$2]*[.C$8]*[.$A27]*1000" office:value-type="float" office:value="0.045" calcext:value-type="float">
            <text:p>0,0450</text:p>
          </table:table-cell>
          <table:table-cell table:formula="of:=1/[.$B$2]*[.D$8]*[.$A27]*1000" office:value-type="float" office:value="0.09" calcext:value-type="float">
            <text:p>0,0900</text:p>
          </table:table-cell>
          <table:table-cell table:formula="of:=1/[.$B$2]*[.E$8]*[.$A27]*1000" office:value-type="float" office:value="0.18" calcext:value-type="float">
            <text:p>0,180</text:p>
          </table:table-cell>
          <table:table-cell table:formula="of:=1/[.$B$2]*[.F$8]*[.$A27]*1000" office:value-type="float" office:value="0.36" calcext:value-type="float">
            <text:p>0,36</text:p>
          </table:table-cell>
          <table:table-cell table:formula="of:=1/[.$B$2]*[.G$8]*[.$A27]*1000" office:value-type="float" office:value="0.72" calcext:value-type="float">
            <text:p>0,72</text:p>
          </table:table-cell>
          <table:table-cell table:formula="of:=1/[.$B$2]*[.H$8]*[.$A27]*1000" office:value-type="float" office:value="1.44" calcext:value-type="float">
            <text:p>1,44</text:p>
          </table:table-cell>
          <table:table-cell table:formula="of:=1/[.$B$2]*[.I$8]*[.$A27]*1000" office:value-type="float" office:value="2.88" calcext:value-type="float">
            <text:p>2,88</text:p>
          </table:table-cell>
          <table:table-cell table:formula="of:=1/[.$B$2]*[.J$8]*[.$A27]*1000" office:value-type="float" office:value="5.76" calcext:value-type="float">
            <text:p>5,76</text:p>
          </table:table-cell>
          <table:table-cell table:formula="of:=1/[.$B$2]*[.K$8]*[.$A27]*1000" office:value-type="float" office:value="11.52" calcext:value-type="float">
            <text:p>11,52</text:p>
          </table:table-cell>
          <table:table-cell table:formula="of:=1/[.$B$2]*[.L$8]*[.$A27]*1000" office:value-type="float" office:value="23.04" calcext:value-type="float">
            <text:p>23,04</text:p>
          </table:table-cell>
          <table:table-cell table:formula="of:=1/[.$B$2]*[.M$8]*[.$A27]*1000" office:value-type="float" office:value="46.08" calcext:value-type="float">
            <text:p>46,08</text:p>
          </table:table-cell>
          <table:table-cell table:formula="of:=1/[.$B$2]*[.N$8]*[.$A27]*1000" office:value-type="float" office:value="92.16" calcext:value-type="float">
            <text:p>92,16</text:p>
          </table:table-cell>
          <table:table-cell table:formula="of:=1/[.$B$2]*[.O$8]*[.$A27]*1000" office:value-type="float" office:value="182.9025" calcext:value-type="float">
            <text:p>182,90</text:p>
          </table:table-cell>
          <table:table-cell table:formula="of:=1/[.$B$2]*[.P$8]*[.$A27]*1000" office:value-type="float" office:value="368.64" calcext:value-type="float">
            <text:p>368,64</text:p>
          </table:table-cell>
          <table:table-cell table:number-columns-repeated="5"/>
        </table:table-row>
        <table:table-row table:style-name="ro1">
          <table:table-cell table:formula="of:=[.A27]+10" office:value-type="float" office:value="190" calcext:value-type="float">
            <text:p>190</text:p>
          </table:table-cell>
          <table:table-cell table:formula="of:=1/[.$B$2]*[.B$8]*[.$A28]*1000" office:value-type="float" office:value="0.02375" calcext:value-type="float">
            <text:p>0,023750</text:p>
          </table:table-cell>
          <table:table-cell table:formula="of:=1/[.$B$2]*[.C$8]*[.$A28]*1000" office:value-type="float" office:value="0.0475" calcext:value-type="float">
            <text:p>0,0475</text:p>
          </table:table-cell>
          <table:table-cell table:formula="of:=1/[.$B$2]*[.D$8]*[.$A28]*1000" office:value-type="float" office:value="0.095" calcext:value-type="float">
            <text:p>0,0950</text:p>
          </table:table-cell>
          <table:table-cell table:formula="of:=1/[.$B$2]*[.E$8]*[.$A28]*1000" office:value-type="float" office:value="0.19" calcext:value-type="float">
            <text:p>0,190</text:p>
          </table:table-cell>
          <table:table-cell table:formula="of:=1/[.$B$2]*[.F$8]*[.$A28]*1000" office:value-type="float" office:value="0.38" calcext:value-type="float">
            <text:p>0,38</text:p>
          </table:table-cell>
          <table:table-cell table:formula="of:=1/[.$B$2]*[.G$8]*[.$A28]*1000" office:value-type="float" office:value="0.76" calcext:value-type="float">
            <text:p>0,76</text:p>
          </table:table-cell>
          <table:table-cell table:formula="of:=1/[.$B$2]*[.H$8]*[.$A28]*1000" office:value-type="float" office:value="1.52" calcext:value-type="float">
            <text:p>1,52</text:p>
          </table:table-cell>
          <table:table-cell table:formula="of:=1/[.$B$2]*[.I$8]*[.$A28]*1000" office:value-type="float" office:value="3.04" calcext:value-type="float">
            <text:p>3,04</text:p>
          </table:table-cell>
          <table:table-cell table:formula="of:=1/[.$B$2]*[.J$8]*[.$A28]*1000" office:value-type="float" office:value="6.08" calcext:value-type="float">
            <text:p>6,08</text:p>
          </table:table-cell>
          <table:table-cell table:formula="of:=1/[.$B$2]*[.K$8]*[.$A28]*1000" office:value-type="float" office:value="12.16" calcext:value-type="float">
            <text:p>12,16</text:p>
          </table:table-cell>
          <table:table-cell table:formula="of:=1/[.$B$2]*[.L$8]*[.$A28]*1000" office:value-type="float" office:value="24.32" calcext:value-type="float">
            <text:p>24,32</text:p>
          </table:table-cell>
          <table:table-cell table:formula="of:=1/[.$B$2]*[.M$8]*[.$A28]*1000" office:value-type="float" office:value="48.64" calcext:value-type="float">
            <text:p>48,64</text:p>
          </table:table-cell>
          <table:table-cell table:formula="of:=1/[.$B$2]*[.N$8]*[.$A28]*1000" office:value-type="float" office:value="97.28" calcext:value-type="float">
            <text:p>97,28</text:p>
          </table:table-cell>
          <table:table-cell table:formula="of:=1/[.$B$2]*[.O$8]*[.$A28]*1000" office:value-type="float" office:value="193.06375" calcext:value-type="float">
            <text:p>193,06</text:p>
          </table:table-cell>
          <table:table-cell table:formula="of:=1/[.$B$2]*[.P$8]*[.$A28]*1000" office:value-type="float" office:value="389.12" calcext:value-type="float">
            <text:p>389,12</text:p>
          </table:table-cell>
          <table:table-cell table:number-columns-repeated="5"/>
        </table:table-row>
        <table:table-row table:style-name="ro1">
          <table:table-cell table:formula="of:=[.A28]+10" office:value-type="float" office:value="200" calcext:value-type="float">
            <text:p>200</text:p>
          </table:table-cell>
          <table:table-cell table:formula="of:=1/[.$B$2]*[.B$8]*[.$A29]*1000" office:value-type="float" office:value="0.025" calcext:value-type="float">
            <text:p>0,025000</text:p>
          </table:table-cell>
          <table:table-cell table:formula="of:=1/[.$B$2]*[.C$8]*[.$A29]*1000" office:value-type="float" office:value="0.05" calcext:value-type="float">
            <text:p>0,0500</text:p>
          </table:table-cell>
          <table:table-cell table:formula="of:=1/[.$B$2]*[.D$8]*[.$A29]*1000" office:value-type="float" office:value="0.1" calcext:value-type="float">
            <text:p>0,1000</text:p>
          </table:table-cell>
          <table:table-cell table:formula="of:=1/[.$B$2]*[.E$8]*[.$A29]*1000" office:value-type="float" office:value="0.2" calcext:value-type="float">
            <text:p>0,200</text:p>
          </table:table-cell>
          <table:table-cell table:formula="of:=1/[.$B$2]*[.F$8]*[.$A29]*1000" office:value-type="float" office:value="0.4" calcext:value-type="float">
            <text:p>0,40</text:p>
          </table:table-cell>
          <table:table-cell table:formula="of:=1/[.$B$2]*[.G$8]*[.$A29]*1000" office:value-type="float" office:value="0.8" calcext:value-type="float">
            <text:p>0,80</text:p>
          </table:table-cell>
          <table:table-cell table:formula="of:=1/[.$B$2]*[.H$8]*[.$A29]*1000" office:value-type="float" office:value="1.6" calcext:value-type="float">
            <text:p>1,60</text:p>
          </table:table-cell>
          <table:table-cell table:formula="of:=1/[.$B$2]*[.I$8]*[.$A29]*1000" office:value-type="float" office:value="3.2" calcext:value-type="float">
            <text:p>3,20</text:p>
          </table:table-cell>
          <table:table-cell table:formula="of:=1/[.$B$2]*[.J$8]*[.$A29]*1000" office:value-type="float" office:value="6.4" calcext:value-type="float">
            <text:p>6,40</text:p>
          </table:table-cell>
          <table:table-cell table:formula="of:=1/[.$B$2]*[.K$8]*[.$A29]*1000" office:value-type="float" office:value="12.8" calcext:value-type="float">
            <text:p>12,80</text:p>
          </table:table-cell>
          <table:table-cell table:formula="of:=1/[.$B$2]*[.L$8]*[.$A29]*1000" office:value-type="float" office:value="25.6" calcext:value-type="float">
            <text:p>25,60</text:p>
          </table:table-cell>
          <table:table-cell table:formula="of:=1/[.$B$2]*[.M$8]*[.$A29]*1000" office:value-type="float" office:value="51.2" calcext:value-type="float">
            <text:p>51,20</text:p>
          </table:table-cell>
          <table:table-cell table:formula="of:=1/[.$B$2]*[.N$8]*[.$A29]*1000" office:value-type="float" office:value="102.4" calcext:value-type="float">
            <text:p>102,40</text:p>
          </table:table-cell>
          <table:table-cell table:formula="of:=1/[.$B$2]*[.O$8]*[.$A29]*1000" office:value-type="float" office:value="203.225" calcext:value-type="float">
            <text:p>203,23</text:p>
          </table:table-cell>
          <table:table-cell table:formula="of:=1/[.$B$2]*[.P$8]*[.$A29]*1000" office:value-type="float" office:value="409.6" calcext:value-type="float">
            <text:p>409,60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[.A29]+10" office:value-type="float" office:value="210" calcext:value-type="float">
            <text:p>210</text:p>
          </table:table-cell>
          <table:table-cell table:formula="of:=1/[.$B$2]*[.B$8]*[.$A30]*1000" office:value-type="float" office:value="0.02625" calcext:value-type="float">
            <text:p>0,026250</text:p>
          </table:table-cell>
          <table:table-cell table:formula="of:=1/[.$B$2]*[.C$8]*[.$A30]*1000" office:value-type="float" office:value="0.0525" calcext:value-type="float">
            <text:p>0,0525</text:p>
          </table:table-cell>
          <table:table-cell table:formula="of:=1/[.$B$2]*[.D$8]*[.$A30]*1000" office:value-type="float" office:value="0.105" calcext:value-type="float">
            <text:p>0,1050</text:p>
          </table:table-cell>
          <table:table-cell table:formula="of:=1/[.$B$2]*[.E$8]*[.$A30]*1000" office:value-type="float" office:value="0.21" calcext:value-type="float">
            <text:p>0,210</text:p>
          </table:table-cell>
          <table:table-cell table:formula="of:=1/[.$B$2]*[.F$8]*[.$A30]*1000" office:value-type="float" office:value="0.42" calcext:value-type="float">
            <text:p>0,42</text:p>
          </table:table-cell>
          <table:table-cell table:formula="of:=1/[.$B$2]*[.G$8]*[.$A30]*1000" office:value-type="float" office:value="0.84" calcext:value-type="float">
            <text:p>0,84</text:p>
          </table:table-cell>
          <table:table-cell table:formula="of:=1/[.$B$2]*[.H$8]*[.$A30]*1000" office:value-type="float" office:value="1.68" calcext:value-type="float">
            <text:p>1,68</text:p>
          </table:table-cell>
          <table:table-cell table:formula="of:=1/[.$B$2]*[.I$8]*[.$A30]*1000" office:value-type="float" office:value="3.36" calcext:value-type="float">
            <text:p>3,36</text:p>
          </table:table-cell>
          <table:table-cell table:formula="of:=1/[.$B$2]*[.J$8]*[.$A30]*1000" office:value-type="float" office:value="6.72" calcext:value-type="float">
            <text:p>6,72</text:p>
          </table:table-cell>
          <table:table-cell table:formula="of:=1/[.$B$2]*[.K$8]*[.$A30]*1000" office:value-type="float" office:value="13.44" calcext:value-type="float">
            <text:p>13,44</text:p>
          </table:table-cell>
          <table:table-cell table:formula="of:=1/[.$B$2]*[.L$8]*[.$A30]*1000" office:value-type="float" office:value="26.88" calcext:value-type="float">
            <text:p>26,88</text:p>
          </table:table-cell>
          <table:table-cell table:formula="of:=1/[.$B$2]*[.M$8]*[.$A30]*1000" office:value-type="float" office:value="53.76" calcext:value-type="float">
            <text:p>53,76</text:p>
          </table:table-cell>
          <table:table-cell table:formula="of:=1/[.$B$2]*[.N$8]*[.$A30]*1000" office:value-type="float" office:value="107.52" calcext:value-type="float">
            <text:p>107,52</text:p>
          </table:table-cell>
          <table:table-cell table:formula="of:=1/[.$B$2]*[.O$8]*[.$A30]*1000" office:value-type="float" office:value="213.38625" calcext:value-type="float">
            <text:p>213,39</text:p>
          </table:table-cell>
          <table:table-cell table:formula="of:=1/[.$B$2]*[.P$8]*[.$A30]*1000" office:value-type="float" office:value="430.08" calcext:value-type="float">
            <text:p>430,08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[.A30]+10" office:value-type="float" office:value="220" calcext:value-type="float">
            <text:p>220</text:p>
          </table:table-cell>
          <table:table-cell table:formula="of:=1/[.$B$2]*[.B$8]*[.$A31]*1000" office:value-type="float" office:value="0.0275" calcext:value-type="float">
            <text:p>0,027500</text:p>
          </table:table-cell>
          <table:table-cell table:formula="of:=1/[.$B$2]*[.C$8]*[.$A31]*1000" office:value-type="float" office:value="0.055" calcext:value-type="float">
            <text:p>0,0550</text:p>
          </table:table-cell>
          <table:table-cell table:formula="of:=1/[.$B$2]*[.D$8]*[.$A31]*1000" office:value-type="float" office:value="0.11" calcext:value-type="float">
            <text:p>0,1100</text:p>
          </table:table-cell>
          <table:table-cell table:formula="of:=1/[.$B$2]*[.E$8]*[.$A31]*1000" office:value-type="float" office:value="0.22" calcext:value-type="float">
            <text:p>0,220</text:p>
          </table:table-cell>
          <table:table-cell table:formula="of:=1/[.$B$2]*[.F$8]*[.$A31]*1000" office:value-type="float" office:value="0.44" calcext:value-type="float">
            <text:p>0,44</text:p>
          </table:table-cell>
          <table:table-cell table:formula="of:=1/[.$B$2]*[.G$8]*[.$A31]*1000" office:value-type="float" office:value="0.88" calcext:value-type="float">
            <text:p>0,88</text:p>
          </table:table-cell>
          <table:table-cell table:formula="of:=1/[.$B$2]*[.H$8]*[.$A31]*1000" office:value-type="float" office:value="1.76" calcext:value-type="float">
            <text:p>1,76</text:p>
          </table:table-cell>
          <table:table-cell table:formula="of:=1/[.$B$2]*[.I$8]*[.$A31]*1000" office:value-type="float" office:value="3.52" calcext:value-type="float">
            <text:p>3,52</text:p>
          </table:table-cell>
          <table:table-cell table:formula="of:=1/[.$B$2]*[.J$8]*[.$A31]*1000" office:value-type="float" office:value="7.04" calcext:value-type="float">
            <text:p>7,04</text:p>
          </table:table-cell>
          <table:table-cell table:formula="of:=1/[.$B$2]*[.K$8]*[.$A31]*1000" office:value-type="float" office:value="14.08" calcext:value-type="float">
            <text:p>14,08</text:p>
          </table:table-cell>
          <table:table-cell table:formula="of:=1/[.$B$2]*[.L$8]*[.$A31]*1000" office:value-type="float" office:value="28.16" calcext:value-type="float">
            <text:p>28,16</text:p>
          </table:table-cell>
          <table:table-cell table:formula="of:=1/[.$B$2]*[.M$8]*[.$A31]*1000" office:value-type="float" office:value="56.32" calcext:value-type="float">
            <text:p>56,32</text:p>
          </table:table-cell>
          <table:table-cell table:formula="of:=1/[.$B$2]*[.N$8]*[.$A31]*1000" office:value-type="float" office:value="112.64" calcext:value-type="float">
            <text:p>112,64</text:p>
          </table:table-cell>
          <table:table-cell table:formula="of:=1/[.$B$2]*[.O$8]*[.$A31]*1000" office:value-type="float" office:value="223.5475" calcext:value-type="float">
            <text:p>223,55</text:p>
          </table:table-cell>
          <table:table-cell table:formula="of:=1/[.$B$2]*[.P$8]*[.$A31]*1000" office:value-type="float" office:value="450.56" calcext:value-type="float">
            <text:p>450,56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[.A31]+10" office:value-type="float" office:value="230" calcext:value-type="float">
            <text:p>230</text:p>
          </table:table-cell>
          <table:table-cell table:formula="of:=1/[.$B$2]*[.B$8]*[.$A32]*1000" office:value-type="float" office:value="0.02875" calcext:value-type="float">
            <text:p>0,028750</text:p>
          </table:table-cell>
          <table:table-cell table:formula="of:=1/[.$B$2]*[.C$8]*[.$A32]*1000" office:value-type="float" office:value="0.0575" calcext:value-type="float">
            <text:p>0,0575</text:p>
          </table:table-cell>
          <table:table-cell table:formula="of:=1/[.$B$2]*[.D$8]*[.$A32]*1000" office:value-type="float" office:value="0.115" calcext:value-type="float">
            <text:p>0,1150</text:p>
          </table:table-cell>
          <table:table-cell table:formula="of:=1/[.$B$2]*[.E$8]*[.$A32]*1000" office:value-type="float" office:value="0.23" calcext:value-type="float">
            <text:p>0,230</text:p>
          </table:table-cell>
          <table:table-cell table:formula="of:=1/[.$B$2]*[.F$8]*[.$A32]*1000" office:value-type="float" office:value="0.46" calcext:value-type="float">
            <text:p>0,46</text:p>
          </table:table-cell>
          <table:table-cell table:formula="of:=1/[.$B$2]*[.G$8]*[.$A32]*1000" office:value-type="float" office:value="0.92" calcext:value-type="float">
            <text:p>0,92</text:p>
          </table:table-cell>
          <table:table-cell table:formula="of:=1/[.$B$2]*[.H$8]*[.$A32]*1000" office:value-type="float" office:value="1.84" calcext:value-type="float">
            <text:p>1,84</text:p>
          </table:table-cell>
          <table:table-cell table:formula="of:=1/[.$B$2]*[.I$8]*[.$A32]*1000" office:value-type="float" office:value="3.68" calcext:value-type="float">
            <text:p>3,68</text:p>
          </table:table-cell>
          <table:table-cell table:formula="of:=1/[.$B$2]*[.J$8]*[.$A32]*1000" office:value-type="float" office:value="7.36" calcext:value-type="float">
            <text:p>7,36</text:p>
          </table:table-cell>
          <table:table-cell table:formula="of:=1/[.$B$2]*[.K$8]*[.$A32]*1000" office:value-type="float" office:value="14.72" calcext:value-type="float">
            <text:p>14,72</text:p>
          </table:table-cell>
          <table:table-cell table:formula="of:=1/[.$B$2]*[.L$8]*[.$A32]*1000" office:value-type="float" office:value="29.44" calcext:value-type="float">
            <text:p>29,44</text:p>
          </table:table-cell>
          <table:table-cell table:formula="of:=1/[.$B$2]*[.M$8]*[.$A32]*1000" office:value-type="float" office:value="58.88" calcext:value-type="float">
            <text:p>58,88</text:p>
          </table:table-cell>
          <table:table-cell table:formula="of:=1/[.$B$2]*[.N$8]*[.$A32]*1000" office:value-type="float" office:value="117.76" calcext:value-type="float">
            <text:p>117,76</text:p>
          </table:table-cell>
          <table:table-cell table:formula="of:=1/[.$B$2]*[.O$8]*[.$A32]*1000" office:value-type="float" office:value="233.70875" calcext:value-type="float">
            <text:p>233,71</text:p>
          </table:table-cell>
          <table:table-cell table:formula="of:=1/[.$B$2]*[.P$8]*[.$A32]*1000" office:value-type="float" office:value="471.04" calcext:value-type="float">
            <text:p>471,04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[.A32]+10" office:value-type="float" office:value="240" calcext:value-type="float">
            <text:p>240</text:p>
          </table:table-cell>
          <table:table-cell table:formula="of:=1/[.$B$2]*[.B$8]*[.$A33]*1000" office:value-type="float" office:value="0.03" calcext:value-type="float">
            <text:p>0,030000</text:p>
          </table:table-cell>
          <table:table-cell table:formula="of:=1/[.$B$2]*[.C$8]*[.$A33]*1000" office:value-type="float" office:value="0.06" calcext:value-type="float">
            <text:p>0,0600</text:p>
          </table:table-cell>
          <table:table-cell table:formula="of:=1/[.$B$2]*[.D$8]*[.$A33]*1000" office:value-type="float" office:value="0.12" calcext:value-type="float">
            <text:p>0,1200</text:p>
          </table:table-cell>
          <table:table-cell table:formula="of:=1/[.$B$2]*[.E$8]*[.$A33]*1000" office:value-type="float" office:value="0.24" calcext:value-type="float">
            <text:p>0,240</text:p>
          </table:table-cell>
          <table:table-cell table:formula="of:=1/[.$B$2]*[.F$8]*[.$A33]*1000" office:value-type="float" office:value="0.48" calcext:value-type="float">
            <text:p>0,48</text:p>
          </table:table-cell>
          <table:table-cell table:formula="of:=1/[.$B$2]*[.G$8]*[.$A33]*1000" office:value-type="float" office:value="0.96" calcext:value-type="float">
            <text:p>0,96</text:p>
          </table:table-cell>
          <table:table-cell table:formula="of:=1/[.$B$2]*[.H$8]*[.$A33]*1000" office:value-type="float" office:value="1.92" calcext:value-type="float">
            <text:p>1,92</text:p>
          </table:table-cell>
          <table:table-cell table:formula="of:=1/[.$B$2]*[.I$8]*[.$A33]*1000" office:value-type="float" office:value="3.84" calcext:value-type="float">
            <text:p>3,84</text:p>
          </table:table-cell>
          <table:table-cell table:formula="of:=1/[.$B$2]*[.J$8]*[.$A33]*1000" office:value-type="float" office:value="7.68" calcext:value-type="float">
            <text:p>7,68</text:p>
          </table:table-cell>
          <table:table-cell table:formula="of:=1/[.$B$2]*[.K$8]*[.$A33]*1000" office:value-type="float" office:value="15.36" calcext:value-type="float">
            <text:p>15,36</text:p>
          </table:table-cell>
          <table:table-cell table:formula="of:=1/[.$B$2]*[.L$8]*[.$A33]*1000" office:value-type="float" office:value="30.72" calcext:value-type="float">
            <text:p>30,72</text:p>
          </table:table-cell>
          <table:table-cell table:formula="of:=1/[.$B$2]*[.M$8]*[.$A33]*1000" office:value-type="float" office:value="61.44" calcext:value-type="float">
            <text:p>61,44</text:p>
          </table:table-cell>
          <table:table-cell table:formula="of:=1/[.$B$2]*[.N$8]*[.$A33]*1000" office:value-type="float" office:value="122.88" calcext:value-type="float">
            <text:p>122,88</text:p>
          </table:table-cell>
          <table:table-cell table:formula="of:=1/[.$B$2]*[.O$8]*[.$A33]*1000" office:value-type="float" office:value="243.87" calcext:value-type="float">
            <text:p>243,87</text:p>
          </table:table-cell>
          <table:table-cell table:formula="of:=1/[.$B$2]*[.P$8]*[.$A33]*1000" office:value-type="float" office:value="491.52" calcext:value-type="float">
            <text:p>491,52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[.A33]+10" office:value-type="float" office:value="250" calcext:value-type="float">
            <text:p>250</text:p>
          </table:table-cell>
          <table:table-cell table:formula="of:=1/[.$B$2]*[.B$8]*[.$A34]*1000" office:value-type="float" office:value="0.03125" calcext:value-type="float">
            <text:p>0,031250</text:p>
          </table:table-cell>
          <table:table-cell table:formula="of:=1/[.$B$2]*[.C$8]*[.$A34]*1000" office:value-type="float" office:value="0.0625" calcext:value-type="float">
            <text:p>0,0625</text:p>
          </table:table-cell>
          <table:table-cell table:formula="of:=1/[.$B$2]*[.D$8]*[.$A34]*1000" office:value-type="float" office:value="0.125" calcext:value-type="float">
            <text:p>0,1250</text:p>
          </table:table-cell>
          <table:table-cell table:formula="of:=1/[.$B$2]*[.E$8]*[.$A34]*1000" office:value-type="float" office:value="0.25" calcext:value-type="float">
            <text:p>0,250</text:p>
          </table:table-cell>
          <table:table-cell table:formula="of:=1/[.$B$2]*[.F$8]*[.$A34]*1000" office:value-type="float" office:value="0.5" calcext:value-type="float">
            <text:p>0,50</text:p>
          </table:table-cell>
          <table:table-cell table:formula="of:=1/[.$B$2]*[.G$8]*[.$A34]*1000" office:value-type="float" office:value="1" calcext:value-type="float">
            <text:p>1,00</text:p>
          </table:table-cell>
          <table:table-cell table:formula="of:=1/[.$B$2]*[.H$8]*[.$A34]*1000" office:value-type="float" office:value="2" calcext:value-type="float">
            <text:p>2,00</text:p>
          </table:table-cell>
          <table:table-cell table:formula="of:=1/[.$B$2]*[.I$8]*[.$A34]*1000" office:value-type="float" office:value="4" calcext:value-type="float">
            <text:p>4,00</text:p>
          </table:table-cell>
          <table:table-cell table:formula="of:=1/[.$B$2]*[.J$8]*[.$A34]*1000" office:value-type="float" office:value="8" calcext:value-type="float">
            <text:p>8,00</text:p>
          </table:table-cell>
          <table:table-cell table:formula="of:=1/[.$B$2]*[.K$8]*[.$A34]*1000" office:value-type="float" office:value="16" calcext:value-type="float">
            <text:p>16,00</text:p>
          </table:table-cell>
          <table:table-cell table:formula="of:=1/[.$B$2]*[.L$8]*[.$A34]*1000" office:value-type="float" office:value="32" calcext:value-type="float">
            <text:p>32,00</text:p>
          </table:table-cell>
          <table:table-cell table:formula="of:=1/[.$B$2]*[.M$8]*[.$A34]*1000" office:value-type="float" office:value="64" calcext:value-type="float">
            <text:p>64,00</text:p>
          </table:table-cell>
          <table:table-cell table:formula="of:=1/[.$B$2]*[.N$8]*[.$A34]*1000" office:value-type="float" office:value="128" calcext:value-type="float">
            <text:p>128,00</text:p>
          </table:table-cell>
          <table:table-cell table:formula="of:=1/[.$B$2]*[.O$8]*[.$A34]*1000" office:value-type="float" office:value="254.03125" calcext:value-type="float">
            <text:p>254,03</text:p>
          </table:table-cell>
          <table:table-cell table:formula="of:=1/[.$B$2]*[.P$8]*[.$A34]*1000" office:value-type="float" office:value="512" calcext:value-type="float">
            <text:p>512,00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$B$2]*[.B$8]*[.$A35]*1000" office:value-type="float" office:value="0.031875" calcext:value-type="float">
            <text:p>0,031875</text:p>
          </table:table-cell>
          <table:table-cell table:formula="of:=1/[.$B$2]*[.C$8]*[.$A35]*1000" office:value-type="float" office:value="0.06375" calcext:value-type="float">
            <text:p>0,0638</text:p>
          </table:table-cell>
          <table:table-cell table:formula="of:=1/[.$B$2]*[.D$8]*[.$A35]*1000" office:value-type="float" office:value="0.1275" calcext:value-type="float">
            <text:p>0,1275</text:p>
          </table:table-cell>
          <table:table-cell table:formula="of:=1/[.$B$2]*[.E$8]*[.$A35]*1000" office:value-type="float" office:value="0.255" calcext:value-type="float">
            <text:p>0,255</text:p>
          </table:table-cell>
          <table:table-cell table:formula="of:=1/[.$B$2]*[.F$8]*[.$A35]*1000" office:value-type="float" office:value="0.51" calcext:value-type="float">
            <text:p>0,51</text:p>
          </table:table-cell>
          <table:table-cell table:formula="of:=1/[.$B$2]*[.G$8]*[.$A35]*1000" office:value-type="float" office:value="1.02" calcext:value-type="float">
            <text:p>1,02</text:p>
          </table:table-cell>
          <table:table-cell table:formula="of:=1/[.$B$2]*[.H$8]*[.$A35]*1000" office:value-type="float" office:value="2.04" calcext:value-type="float">
            <text:p>2,04</text:p>
          </table:table-cell>
          <table:table-cell table:formula="of:=1/[.$B$2]*[.I$8]*[.$A35]*1000" office:value-type="float" office:value="4.08" calcext:value-type="float">
            <text:p>4,08</text:p>
          </table:table-cell>
          <table:table-cell table:formula="of:=1/[.$B$2]*[.J$8]*[.$A35]*1000" office:value-type="float" office:value="8.16" calcext:value-type="float">
            <text:p>8,16</text:p>
          </table:table-cell>
          <table:table-cell table:formula="of:=1/[.$B$2]*[.K$8]*[.$A35]*1000" office:value-type="float" office:value="16.32" calcext:value-type="float">
            <text:p>16,32</text:p>
          </table:table-cell>
          <table:table-cell table:formula="of:=1/[.$B$2]*[.L$8]*[.$A35]*1000" office:value-type="float" office:value="32.64" calcext:value-type="float">
            <text:p>32,64</text:p>
          </table:table-cell>
          <table:table-cell table:formula="of:=1/[.$B$2]*[.M$8]*[.$A35]*1000" office:value-type="float" office:value="65.28" calcext:value-type="float">
            <text:p>65,28</text:p>
          </table:table-cell>
          <table:table-cell table:formula="of:=1/[.$B$2]*[.N$8]*[.$A35]*1000" office:value-type="float" office:value="130.56" calcext:value-type="float">
            <text:p>130,56</text:p>
          </table:table-cell>
          <table:table-cell table:formula="of:=1/[.$B$2]*[.O$8]*[.$A35]*1000" office:value-type="float" office:value="259.111875" calcext:value-type="float">
            <text:p>259,11</text:p>
          </table:table-cell>
          <table:table-cell table:formula="of:=1/[.$B$2]*[.P$8]*[.$A35]*1000" office:value-type="float" office:value="522.24" calcext:value-type="float">
            <text:p>522,24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21:15:37.519969436</meta:creation-date>
    <dc:date>2023-11-20T15:07:38.458791525</dc:date>
    <meta:editing-duration>PT2H45M5S</meta:editing-duration>
    <meta:editing-cycles>10</meta:editing-cycles>
    <meta:generator>LibreOffice/7.3.7.2$Linux_X86_64 LibreOffice_project/30$Build-2</meta:generator>
    <meta:document-statistic meta:table-count="2" meta:cell-count="644" meta:object-count="0"/>
  </office:meta>
</office:document-meta>
</file>